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0035in"/>
    </style:style>
    <style:style style:name="co11" style:family="table-column">
      <style:table-column-properties fo:break-before="auto" style:column-width="0.9in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21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3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24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25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  <style:text-properties style:text-position=""/>
    </style:style>
    <style:style style:name="ce2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9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31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32" style:family="table-cell" style:parent-style-name="Pivot_20_Table_20_Result">
      <style:table-cell-properties fo:border-bottom="2.01pt solid #000000" fo:border-left="none" fo:border-right="none" fo:border-top="0.99pt solid #000000"/>
      <style:text-properties style:text-position="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34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35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36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none"/>
      <style:text-properties style:text-position=""/>
    </style:style>
    <style:style style:name="ce38" style:family="table-cell" style:parent-style-name="Pivot_20_Table_20_Result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9" style:family="table-cell" style:parent-style-name="Default">
      <style:table-cell-properties fo:background-color="#ff6633"/>
      <style:text-properties fo:color="#ffff00" style:text-position=""/>
    </style:style>
    <style:style style:name="ce40" style:family="table-cell" style:parent-style-name="Default">
      <style:text-properties fo:color="#ffff00" style:text-position="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2pt solid #c0c0c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/>
    <style:style style:name="ce51" style:family="table-cell" style:parent-style-name="Default" style:data-style-name="N100"/>
    <style:style style:name="ce52" style:family="table-cell" style:parent-style-name="Default">
      <style:table-cell-properties fo:background-color="#cfe7f5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5" style:family="table-cell" style:parent-style-name="Default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0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1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62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6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66" style:family="table-cell" style:parent-style-name="Pivot_20_Table_20_Value">
      <style:table-cell-properties fo:border-bottom="none" fo:border-left="0.99pt solid #000000" fo:border-right="none" fo:border-top="none"/>
    </style:style>
    <style:style style:name="ce6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6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0" style:family="table-cell" style:parent-style-name="Pivot_20_Table_20_Category">
      <style:table-cell-properties fo:border-bottom="0.99pt solid #000000" fo:border-left="none" fo:border-right="none" fo:border-top="none"/>
    </style:style>
    <style:style style:name="ce71" style:family="table-cell" style:parent-style-name="Pivot_20_Table_20_Value">
      <style:table-cell-properties fo:border-bottom="none" fo:border-left="none" fo:border-right="none" fo:border-top="0.99pt solid #000000"/>
    </style:style>
    <style:style style:name="ce72" style:family="table-cell" style:parent-style-name="Pivot_20_Table_20_Value">
      <style:table-cell-properties fo:border-bottom="0.99pt solid #000000" fo:border-left="none" fo:border-right="none" fo:border-top="none"/>
    </style:style>
    <style:style style:name="ce7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>
      <style:table-cell-properties fo:border-bottom="none" fo:border-left="none" fo:border-right="2.01pt solid #000000" fo:border-top="none"/>
    </style:style>
    <style:style style:name="ce78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Result">
      <style:table-cell-properties fo:border-bottom="2.01pt solid #000000" fo:border-left="none" fo:border-right="2.01pt solid #000000" fo:border-top="0.99pt solid #000000"/>
    </style:style>
    <style:style style:name="ce80" style:family="table-cell" style:parent-style-name="Default">
      <style:table-cell-properties fo:background-color="#ff6633"/>
      <style:text-properties fo:color="#ffff00"/>
    </style:style>
    <style:style style:name="ce81" style:family="table-cell" style:parent-style-name="Default">
      <style:text-properties fo:color="#fff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8" table:number-columns-repeated="9" table:default-cell-style-name="ce56"/>
        <table:table-column table:style-name="co8" table:number-columns-repeated="1001" table:default-cell-style-name="Default"/>
        <table:table-row table:style-name="ro3">
          <table:table-cell table:style-name="ce42" office:value-type="string" calcext:value-type="string">
            <text:p>UFID</text:p>
          </table:table-cell>
          <table:table-cell table:style-name="ce42" office:value-type="string" calcext:value-type="string">
            <text:p>Genus</text:p>
          </table:table-cell>
          <table:table-cell table:style-name="ce42" office:value-type="string" calcext:value-type="string">
            <text:p>Species</text:p>
          </table:table-cell>
          <table:table-cell table:style-name="ce42" office:value-type="string" calcext:value-type="string">
            <text:p>consensusESU</text:p>
          </table:table-cell>
          <table:table-cell table:style-name="ce42" office:value-type="string" calcext:value-type="string">
            <text:p>molecularESU</text:p>
          </table:table-cell>
          <table:table-cell table:style-name="ce42" office:value-type="string" calcext:value-type="string">
            <text:p>morphologicalESU</text:p>
          </table:table-cell>
          <table:table-cell table:style-name="ce42" office:value-type="string" calcext:value-type="string">
            <text:p>Country</text:p>
          </table:table-cell>
          <table:table-cell table:style-name="ce42" office:value-type="string" calcext:value-type="string">
            <text:p>Lat</text:p>
          </table:table-cell>
          <table:table-cell table:style-name="ce42" office:value-type="string" calcext:value-type="string">
            <text:p>Long</text:p>
          </table:table-cell>
          <table:table-cell table:style-name="ce42" office:value-type="string" calcext:value-type="string">
            <text:p>Date Collected</text:p>
          </table:table-cell>
          <table:table-cell table:style-name="ce42" office:value-type="string" calcext:value-type="string">
            <text:p>Extract</text:p>
          </table:table-cell>
          <table:table-cell table:style-name="ce42" office:value-type="string" calcext:value-type="string">
            <text:p>notes</text:p>
          </table:table-cell>
          <table:table-cell table:style-name="ce42" office:value-type="string" calcext:value-type="string">
            <text:p>ossicle_pictures</text:p>
          </table:table-cell>
          <table:table-cell table:style-name="ce42" office:value-type="string" calcext:value-type="string">
            <text:p>Photo</text:p>
          </table:table-cell>
          <table:table-cell table:style-name="Default" office:value-type="string" calcext:value-type="string">
            <text:p>n16S</text:p>
          </table:table-cell>
          <table:table-cell table:style-name="Default" office:value-type="string" calcext:value-type="string">
            <text:p>n16Sc</text:p>
          </table:table-cell>
          <table:table-cell table:style-name="Default" office:value-type="string" calcext:value-type="string">
            <text:p>nCOI</text:p>
          </table:table-cell>
          <table:table-cell table:style-name="Default" office:value-type="string" calcext:value-type="string">
            <text:p>nATP6</text:p>
          </table:table-cell>
          <table:table-cell table:style-name="Default" office:value-type="string" calcext:value-type="string">
            <text:p>nc0036</text:p>
          </table:table-cell>
          <table:table-cell table:style-name="Default" office:value-type="string" calcext:value-type="string">
            <text:p>nc0775</text:p>
          </table:table-cell>
          <table:table-cell table:style-name="Default" office:value-type="string" calcext:value-type="string">
            <text:p>nITS</text:p>
          </table:table-cell>
          <table:table-cell table:style-name="Default" office:value-type="string" calcext:value-type="string">
            <text:p>nLSU</text:p>
          </table:table-cell>
          <table:table-cell table:style-name="Default" office:value-type="string" calcext:value-type="string">
            <text:p>nH3a</text:p>
          </table:table-cell>
          <table:table-cell office:value-type="string" calcext:value-type="string">
            <text:p>sumLoci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8/22/1984</text:p>
          </table:table-cell>
          <table:table-cell office:value-type="string" calcext:value-type="string">
            <text:p>N012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:.W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8/22/1984</text:p>
          </table:table-cell>
          <table:table-cell office:value-type="string" calcext:value-type="string">
            <text:p>N01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:.W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angiroa</text:p>
          </table:table-cell>
          <table:table-cell office:value-type="float" office:value="-14.9833333333" calcext:value-type="float">
            <text:p>-14.9833333333</text:p>
          </table:table-cell>
          <table:table-cell office:value-type="float" office:value="-147.6166666667" calcext:value-type="float">
            <text:p>-147.6166666667</text:p>
          </table:table-cell>
          <table:table-cell office:value-type="string" calcext:value-type="string">
            <text:p>10/29/2001</text:p>
          </table:table-cell>
          <table:table-cell office:value-type="string" calcext:value-type="string">
            <text:p>X00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:.W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1788166667" calcext:value-type="float">
            <text:p>-18.1788166667</text:p>
          </table:table-cell>
          <table:table-cell office:value-type="float" office:value="178.4574333333" calcext:value-type="float">
            <text:p>178.4574333333</text:p>
          </table:table-cell>
          <table:table-cell office:value-type="string" calcext:value-type="string">
            <text:p>11/10/2001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:.W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Tikehau</text:p>
          </table:table-cell>
          <table:table-cell office:value-type="float" office:value="-15.133333" calcext:value-type="float">
            <text:p>-15.133333</text:p>
          </table:table-cell>
          <table:table-cell office:value-type="float" office:value="-148.233333" calcext:value-type="float">
            <text:p>-148.233333</text:p>
          </table:table-cell>
          <table:table-cell office:value-type="string" calcext:value-type="string">
            <text:p>6/10/2001</text:p>
          </table:table-cell>
          <table:table-cell office:value-type="string" calcext:value-type="string">
            <text:p>N01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:.W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" calcext:value-type="float">
            <text:p>-17.5</text:p>
          </table:table-cell>
          <table:table-cell office:value-type="float" office:value="-149.8" calcext:value-type="float">
            <text:p>-149.8</text:p>
          </table:table-cell>
          <table:table-cell office:value-type="string" calcext:value-type="string">
            <text:p>10/26/2001</text:p>
          </table:table-cell>
          <table:table-cell office:value-type="string" calcext:value-type="string">
            <text:p>N014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7:.W7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99748" calcext:value-type="float">
            <text:p>20.999748</text:p>
          </table:table-cell>
          <table:table-cell office:value-type="float" office:value="-156.667097" calcext:value-type="float">
            <text:p>-156.667097</text:p>
          </table:table-cell>
          <table:table-cell office:value-type="string" calcext:value-type="string">
            <text:p>10/10/2000</text:p>
          </table:table-cell>
          <table:table-cell table:style-name="ce43" office:value-type="string" calcext:value-type="string">
            <text:p>J0321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8:.W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3765" calcext:value-type="float">
            <text:p>20.93765</text:p>
          </table:table-cell>
          <table:table-cell office:value-type="float" office:value="-156.34048" calcext:value-type="float">
            <text:p>-156.34048</text:p>
          </table:table-cell>
          <table:table-cell table:style-name="ce50" office:value-type="string" calcext:value-type="string">
            <text:p>10/08/2000</text:p>
          </table:table-cell>
          <table:table-cell office:value-type="string" calcext:value-type="string">
            <text:p>N11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:.W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Hawaii</text:p>
          </table:table-cell>
          <table:table-cell office:value-type="float" office:value="19.4769166667" calcext:value-type="float">
            <text:p>19.4769166667</text:p>
          </table:table-cell>
          <table:table-cell office:value-type="float" office:value="-155.9398611111" calcext:value-type="float">
            <text:p>-155.9398611111</text:p>
          </table:table-cell>
          <table:table-cell office:value-type="string" calcext:value-type="string">
            <text:p>11/4/1997</text:p>
          </table:table-cell>
          <table:table-cell table:style-name="ce52" office:value-type="string" calcext:value-type="string">
            <text:p>N1150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SUM([.O10:.W10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22.258119" calcext:value-type="float">
            <text:p>-22.258119</text:p>
          </table:table-cell>
          <table:table-cell office:value-type="float" office:value="166.38936" calcext:value-type="float">
            <text:p>166.38936</text:p>
          </table:table-cell>
          <table:table-cell office:value-type="string" calcext:value-type="string">
            <text:p>1/26/199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1:.W1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office:value-type="string" calcext:value-type="string">
            <text:p>11/26/2002</text:p>
          </table:table-cell>
          <table:table-cell office:value-type="string" calcext:value-type="string">
            <text:p>X00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:.W12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1280" calcext:value-type="float">
            <text:p>128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Maui</text:p>
          </table:table-cell>
          <table:table-cell office:value-type="float" office:value="21.001197" calcext:value-type="float">
            <text:p>21.001197</text:p>
          </table:table-cell>
          <table:table-cell office:value-type="float" office:value="-156.668389" calcext:value-type="float">
            <text:p>-156.668389</text:p>
          </table:table-cell>
          <table:table-cell office:value-type="string" calcext:value-type="string">
            <text:p>11/12/2002</text:p>
          </table:table-cell>
          <table:table-cell table:style-name="ce52" office:value-type="string" calcext:value-type="string">
            <text:p>J0419</text:p>
          </table:table-cell>
          <table:table-cell table:style-name="ce52"/>
          <table:table-cell table:style-name="ce52" office:value-type="string" calcext:value-type="string">
            <text:p>yes (buttons only)</text:p>
          </table:table-cell>
          <table:table-cell table:style-name="ce5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3:.W13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352" calcext:value-type="float">
            <text:p>135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Cooks</text:p>
          </table:table-cell>
          <table:table-cell office:value-type="float" office:value="-18.9" calcext:value-type="float">
            <text:p>-18.9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0/18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4:.W1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583" calcext:value-type="float">
            <text:p>15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7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5:.W1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587" calcext:value-type="float">
            <text:p>15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6403" calcext:value-type="float">
            <text:p>20.96403</text:p>
          </table:table-cell>
          <table:table-cell office:value-type="float" office:value="-156.667884" calcext:value-type="float">
            <text:p>-156.667884</text:p>
          </table:table-cell>
          <table:table-cell/>
          <table:table-cell table:style-name="ce43" office:value-type="string" calcext:value-type="string">
            <text:p>N0149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16:.W1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611" calcext:value-type="float">
            <text:p>16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324715" calcext:value-type="float">
            <text:p>7.324715</text:p>
          </table:table-cell>
          <table:table-cell office:value-type="float" office:value="134.495003" calcext:value-type="float">
            <text:p>134.495003</text:p>
          </table:table-cell>
          <table:table-cell office:value-type="string" calcext:value-type="string">
            <text:p>3/5/2003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:.W1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20" calcext:value-type="float">
            <text:p>16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8:.W1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26" calcext:value-type="float">
            <text:p>16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SU1?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9:.W1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35" calcext:value-type="float">
            <text:p>183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SU2?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4/30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0:.W2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38" calcext:value-type="float">
            <text:p>18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762457" calcext:value-type="float">
            <text:p>-18.762457</text:p>
          </table:table-cell>
          <table:table-cell office:value-type="float" office:value="178.522084" calcext:value-type="float">
            <text:p>178.522084</text:p>
          </table:table-cell>
          <table:table-cell table:number-columns-repeated="5"/>
          <table:table-cell table:number-columns-repeated="9" table:style-name="ce57" office:value-type="string" calcext:value-type="string">
            <text:p>NA</text:p>
          </table:table-cell>
          <table:table-cell table:formula="of:=SUM([.O21:.W2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style-name="ce43" office:value-type="float" office:value="1842" calcext:value-type="float">
            <text:p>1842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Hawaii</text:p>
          </table:table-cell>
          <table:table-cell table:style-name="ce43" office:value-type="string" calcext:value-type="string">
            <text:p>Hawaii</text:p>
          </table:table-cell>
          <table:table-cell table:style-name="ce43" office:value-type="string" calcext:value-type="string">
            <text:p>ESU1/hawaii</text:p>
          </table:table-cell>
          <table:table-cell table:style-name="ce43"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table:style-name="ce43" office:value-type="string" calcext:value-type="string">
            <text:p>11/5/1998</text:p>
          </table:table-cell>
          <table:table-cell table:style-name="ce43" office:value-type="string" calcext:value-type="string">
            <text:p>C0024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22:.W22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table:style-name="ce43" office:value-type="float" office:value="1850" calcext:value-type="float">
            <text:p>1850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table:style-name="ce43" office:value-type="string" calcext:value-type="string">
            <text:p>ESU1/hawaii</text:p>
          </table:table-cell>
          <table:table-cell table:style-name="ce43" office:value-type="string" calcext:value-type="string">
            <text:p>Oahu</text:p>
          </table:table-cell>
          <table:table-cell office:value-type="float" office:value="21.287347" calcext:value-type="float">
            <text:p>21.287347</text:p>
          </table:table-cell>
          <table:table-cell office:value-type="float" office:value="-157.672663" calcext:value-type="float">
            <text:p>-157.672663</text:p>
          </table:table-cell>
          <table:table-cell table:style-name="ce43" office:value-type="string" calcext:value-type="string">
            <text:p>8/31/1999</text:p>
          </table:table-cell>
          <table:table-cell table:style-name="ce52" office:value-type="string" calcext:value-type="string">
            <text:p>N0147,C0023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3:.W23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office:value-type="string" calcext:value-type="string">
            <text:p>11/5/1998</text:p>
          </table:table-cell>
          <table:table-cell table:style-name="ce52" office:value-type="string" calcext:value-type="string">
            <text:p>C0022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4:.W24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887" calcext:value-type="float">
            <text:p>18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Tahiti</text:p>
          </table:table-cell>
          <table:table-cell office:value-type="float" office:value="-17.6" calcext:value-type="float">
            <text:p>-17.6</text:p>
          </table:table-cell>
          <table:table-cell office:value-type="float" office:value="-149.4" calcext:value-type="float">
            <text:p>-149.4</text:p>
          </table:table-cell>
          <table:table-cell office:value-type="string" calcext:value-type="string">
            <text:p>9/1/1984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5:.W2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95" calcext:value-type="float">
            <text:p>189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ad shape, juvenile, inconclusive</text:p>
          </table:table-cell>
          <table:table-cell office:value-type="string" calcext:value-type="string">
            <text:p>Cook Islands</text:p>
          </table:table-cell>
          <table:table-cell office:value-type="float" office:value="-18.9" calcext:value-type="float">
            <text:p>-18.9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1/1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6:.W2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909" calcext:value-type="float">
            <text:p>19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table:style-name="ce46"/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7:.W2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981" calcext:value-type="float">
            <text:p>19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Cook Islands</text:p>
          </table:table-cell>
          <table:table-cell office:value-type="float" office:value="-21.2" calcext:value-type="float">
            <text:p>-21.2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0/1/1984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8:.W2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183205" calcext:value-type="float">
            <text:p>-18.183205</text:p>
          </table:table-cell>
          <table:table-cell office:value-type="float" office:value="177.561427" calcext:value-type="float">
            <text:p>177.561427</text:p>
          </table:table-cell>
          <table:table-cell office:value-type="string" calcext:value-type="string">
            <text:p>7/3/198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9:.W2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2100" calcext:value-type="float">
            <text:p>210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Virgin Islands</text:p>
          </table:table-cell>
          <table:table-cell office:value-type="float" office:value="18.3390972222" calcext:value-type="float">
            <text:p>18.3390972222</text:p>
          </table:table-cell>
          <table:table-cell office:value-type="float" office:value="-64.6761444444" calcext:value-type="float">
            <text:p>-64.6761444444</text:p>
          </table:table-cell>
          <table:table-cell/>
          <table:table-cell table:style-name="ce52" office:value-type="string" calcext:value-type="string">
            <text:p>G0222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30:.W3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68" calcext:value-type="float">
            <text:p>226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apua New Guinea</text:p>
          </table:table-cell>
          <table:table-cell office:value-type="float" office:value="-3.5908333333" calcext:value-type="float">
            <text:p>-3.5908333333</text:p>
          </table:table-cell>
          <table:table-cell office:value-type="float" office:value="148.0319444444" calcext:value-type="float">
            <text:p>148.0319444444</text:p>
          </table:table-cell>
          <table:table-cell office:value-type="string" calcext:value-type="string">
            <text:p>6/20/2003</text:p>
          </table:table-cell>
          <table:table-cell office:value-type="string" calcext:value-type="string">
            <text:p>N01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1:.W31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2516" calcext:value-type="float">
            <text:p>251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table:style-name="ce46"/>
          <table:table-cell office:value-type="string" calcext:value-type="string">
            <text:p>Mauritius</text:p>
          </table:table-cell>
          <table:table-cell office:value-type="float" office:value="-20.21" calcext:value-type="float">
            <text:p>-20.21</text:p>
          </table:table-cell>
          <table:table-cell office:value-type="float" office:value="57.55" calcext:value-type="float">
            <text:p>57.55</text:p>
          </table:table-cell>
          <table:table-cell table:number-columns-repeated="5"/>
          <table:table-cell table:number-columns-repeated="9" table:style-name="ce57" office:value-type="string" calcext:value-type="string">
            <text:p>NA</text:p>
          </table:table-cell>
          <table:table-cell table:formula="of:=SUM([.O32:.W3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3430" calcext:value-type="float">
            <text:p>34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243" calcext:value-type="float">
            <text:p>8.243</text:p>
          </table:table-cell>
          <table:table-cell office:value-type="float" office:value="-78.8723333333" calcext:value-type="float">
            <text:p>-78.8723333333</text:p>
          </table:table-cell>
          <table:table-cell office:value-type="string" calcext:value-type="string">
            <text:p>4/7/2004</text:p>
          </table:table-cell>
          <table:table-cell office:value-type="string" calcext:value-type="string">
            <text:p>G01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3:.W3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3625" calcext:value-type="float">
            <text:p>36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161111" calcext:value-type="float">
            <text:p>7.161111</text:p>
          </table:table-cell>
          <table:table-cell office:value-type="float" office:value="134.376111" calcext:value-type="float">
            <text:p>134.376111</text:p>
          </table:table-cell>
          <table:table-cell/>
          <table:table-cell office:value-type="string" calcext:value-type="string">
            <text:p>N0122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4:.W34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3631" calcext:value-type="float">
            <text:p>36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161111" calcext:value-type="float">
            <text:p>7.161111</text:p>
          </table:table-cell>
          <table:table-cell office:value-type="float" office:value="134.376111" calcext:value-type="float">
            <text:p>134.376111</text:p>
          </table:table-cell>
          <table:table-cell office:value-type="string" calcext:value-type="string">
            <text:p>8/22/1995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35:.W3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3928" calcext:value-type="float">
            <text:p>39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26/2004</text:p>
          </table:table-cell>
          <table:table-cell office:value-type="string" calcext:value-type="string">
            <text:p>N01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6:.W3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3929" calcext:value-type="float">
            <text:p>3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4/2004</text:p>
          </table:table-cell>
          <table:table-cell office:value-type="string" calcext:value-type="string">
            <text:p>N01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7:.W3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4098" calcext:value-type="float">
            <text:p>409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Taiwan</text:p>
          </table:table-cell>
          <table:table-cell office:value-type="float" office:value="21.9333" calcext:value-type="float">
            <text:p>21.9333</text:p>
          </table:table-cell>
          <table:table-cell office:value-type="float" office:value="120.8167" calcext:value-type="float">
            <text:p>120.8167</text:p>
          </table:table-cell>
          <table:table-cell office:value-type="string" calcext:value-type="string">
            <text:p>5/14/2005</text:p>
          </table:table-cell>
          <table:table-cell office:value-type="string" calcext:value-type="string">
            <text:p>X00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8:.W38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255" calcext:value-type="float">
            <text:p>42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O39:.W39])" office:value-type="float" office:value="1" calcext:value-type="float">
            <text:p>1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257" calcext:value-type="float">
            <text:p>425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0:.W40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258" calcext:value-type="float">
            <text:p>42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3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1:.W41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table:style-name="ce43" office:value-type="float" office:value="4264" calcext:value-type="float">
            <text:p>4264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table:style-name="ce43" office:value-type="string" calcext:value-type="string">
            <text:p>1/26/2005</text:p>
          </table:table-cell>
          <table:table-cell table:style-name="ce43" office:value-type="string" calcext:value-type="string">
            <text:p>N0146,C0021</text:p>
          </table:table-cell>
          <table:table-cell table:style-name="ce43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2:.W42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4307" calcext:value-type="float">
            <text:p>43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5325" calcext:value-type="float">
            <text:p>-15.5325</text:p>
          </table:table-cell>
          <table:table-cell office:value-type="float" office:value="167.2141666667" calcext:value-type="float">
            <text:p>167.2141666667</text:p>
          </table:table-cell>
          <table:table-cell office:value-type="string" calcext:value-type="string">
            <text:p>1/16/2005</text:p>
          </table:table-cell>
          <table:table-cell office:value-type="string" calcext:value-type="string">
            <text:p>N01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3:.W4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343" calcext:value-type="float">
            <text:p>43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4777777778" calcext:value-type="float">
            <text:p>-15.4777777778</text:p>
          </table:table-cell>
          <table:table-cell office:value-type="float" office:value="167.2583333333" calcext:value-type="float">
            <text:p>167.2583333333</text:p>
          </table:table-cell>
          <table:table-cell office:value-type="string" calcext:value-type="string">
            <text:p>1/18/2005</text:p>
          </table:table-cell>
          <table:table-cell office:value-type="string" calcext:value-type="string">
            <text:p>N01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4:.W4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606" calcext:value-type="float">
            <text:p>46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table:style-name="ce46"/>
          <table:table-cell office:value-type="string" calcext:value-type="string">
            <text:p>Maui</text:p>
          </table:table-cell>
          <table:table-cell office:value-type="float" office:value="21.001197" calcext:value-type="float">
            <text:p>21.001197</text:p>
          </table:table-cell>
          <table:table-cell office:value-type="float" office:value="-156.668389" calcext:value-type="float">
            <text:p>-156.668389</text:p>
          </table:table-cell>
          <table:table-cell office:value-type="string" calcext:value-type="string">
            <text:p>12/11/2002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45:.W4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4709" calcext:value-type="float">
            <text:p>47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table:style-name="ce43" office:value-type="string" calcext:value-type="string">
            <text:p>tiger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float" office:value="2003" calcext:value-type="float">
            <text:p>2003</text:p>
          </table:table-cell>
          <table:table-cell table:style-name="ce52" office:value-type="string" calcext:value-type="string">
            <text:p>G0108</text:p>
          </table:table-cell>
          <table:table-cell table:style-name="ce52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2" table:formula="of:=SUM([.O46:.W46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4713" calcext:value-type="float">
            <text:p>471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Marianas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float" office:value="2003" calcext:value-type="float">
            <text:p>2003</text:p>
          </table:table-cell>
          <table:table-cell table:style-name="ce43" office:value-type="string" calcext:value-type="string">
            <text:p>FLMNH_112_G06</text:p>
          </table:table-cell>
          <table:table-cell table:style-name="ce43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47:.W4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4737" calcext:value-type="float">
            <text:p>473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office:value-type="string" calcext:value-type="string">
            <text:p>tiger?</text:p>
          </table:table-cell>
          <table:table-cell office:value-type="string" calcext:value-type="string">
            <text:p>Guam</text:p>
          </table:table-cell>
          <table:table-cell office:value-type="float" office:value="13.5403" calcext:value-type="float">
            <text:p>13.5403</text:p>
          </table:table-cell>
          <table:table-cell office:value-type="float" office:value="144.804831" calcext:value-type="float">
            <text:p>144.804831</text:p>
          </table:table-cell>
          <table:table-cell office:value-type="float" office:value="2003" calcext:value-type="float">
            <text:p>2003</text:p>
          </table:table-cell>
          <table:table-cell table:style-name="ce52" office:value-type="string" calcext:value-type="string">
            <text:p>G0095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table:formula="of:=SUM([.O48:.W4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4805" calcext:value-type="float">
            <text:p>48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43" office:value-type="string" calcext:value-type="string">
            <text:p>X0027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49:.W4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808" calcext:value-type="float">
            <text:p>48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43" office:value-type="string" calcext:value-type="string">
            <text:p>G0181</text:p>
          </table:table-cell>
          <table:table-cell table:style-name="ce43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50:.W50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4812" calcext:value-type="float">
            <text:p>48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52" office:value-type="string" calcext:value-type="string">
            <text:p>C0020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51:.W5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5027" calcext:value-type="float">
            <text:p>50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33333" calcext:value-type="float">
            <text:p>-17.533333</text:p>
          </table:table-cell>
          <table:table-cell office:value-type="float" office:value="-149.833333" calcext:value-type="float">
            <text:p>-149.833333</text:p>
          </table:table-cell>
          <table:table-cell office:value-type="string" calcext:value-type="string">
            <text:p>4/30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2:.W52])" office:value-type="float" office:value="0" calcext:value-type="float">
            <text:p>0</text:p>
          </table:table-cell>
          <table:table-cell table:style-name="ce53" table:number-columns-repeated="2"/>
          <table:table-cell table:number-columns-repeated="998"/>
        </table:table-row>
        <table:table-row table:style-name="ro3">
          <table:table-cell office:value-type="float" office:value="5156" calcext:value-type="float">
            <text:p>51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" calcext:value-type="float">
            <text:p>-17.5</text:p>
          </table:table-cell>
          <table:table-cell office:value-type="float" office:value="-149.8" calcext:value-type="float">
            <text:p>-149.8</text:p>
          </table:table-cell>
          <table:table-cell office:value-type="string" calcext:value-type="string">
            <text:p>5/31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3:.W5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174" calcext:value-type="float">
            <text:p>51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Cooks</text:p>
          </table:table-cell>
          <table:table-cell office:value-type="float" office:value="-21.2566666667" calcext:value-type="float">
            <text:p>-21.2566666667</text:p>
          </table:table-cell>
          <table:table-cell office:value-type="float" office:value="-159.8168333333" calcext:value-type="float">
            <text:p>-159.8168333333</text:p>
          </table:table-cell>
          <table:table-cell office:value-type="string" calcext:value-type="string">
            <text:p>6/18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4:.W5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206" calcext:value-type="float">
            <text:p>52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4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5:.W55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63" calcext:value-type="float">
            <text:p>52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42" calcext:value-type="float">
            <text:p>-17.4842</text:p>
          </table:table-cell>
          <table:table-cell office:value-type="float" office:value="-149.8578" calcext:value-type="float">
            <text:p>-149.8578</text:p>
          </table:table-cell>
          <table:table-cell office:value-type="string" calcext:value-type="string">
            <text:p>8/2/2006</text:p>
          </table:table-cell>
          <table:table-cell office:value-type="string" calcext:value-type="string">
            <text:p>X003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6:.W56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/>
          <table:table-cell table:style-name="ce53" table:number-columns-repeated="2"/>
          <table:table-cell table:number-columns-repeated="993"/>
        </table:table-row>
        <table:table-row table:style-name="ro3">
          <table:table-cell office:value-type="float" office:value="5271" calcext:value-type="float">
            <text:p>52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747" calcext:value-type="float">
            <text:p>-17.4747</text:p>
          </table:table-cell>
          <table:table-cell office:value-type="float" office:value="-149.7981" calcext:value-type="float">
            <text:p>-149.7981</text:p>
          </table:table-cell>
          <table:table-cell office:value-type="string" calcext:value-type="string">
            <text:p>8/3/2006</text:p>
          </table:table-cell>
          <table:table-cell office:value-type="string" calcext:value-type="string">
            <text:p>X003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7:.W57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290" calcext:value-type="float">
            <text:p>52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47" calcext:value-type="float">
            <text:p>-17.4747</text:p>
          </table:table-cell>
          <table:table-cell office:value-type="float" office:value="-149.7981" calcext:value-type="float">
            <text:p>-149.7981</text:p>
          </table:table-cell>
          <table:table-cell office:value-type="string" calcext:value-type="string">
            <text:p>8/3/2006</text:p>
          </table:table-cell>
          <table:table-cell office:value-type="string" calcext:value-type="string">
            <text:p>X004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8:.W5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294" calcext:value-type="float">
            <text:p>529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836" calcext:value-type="float">
            <text:p>-17.4836</text:p>
          </table:table-cell>
          <table:table-cell office:value-type="float" office:value="-149.8581" calcext:value-type="float">
            <text:p>-149.8581</text:p>
          </table:table-cell>
          <table:table-cell office:value-type="string" calcext:value-type="string">
            <text:p>7/24/2006</text:p>
          </table:table-cell>
          <table:table-cell office:value-type="string" calcext:value-type="string">
            <text:p>X003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9:.W59])" office:value-type="float" office:value="2" calcext:value-type="float">
            <text:p>2</text:p>
          </table:table-cell>
          <table:table-cell table:style-name="ce53"/>
          <table:table-cell table:style-name="ce49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15" calcext:value-type="float">
            <text:p>531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36" calcext:value-type="float">
            <text:p>-17.4836</text:p>
          </table:table-cell>
          <table:table-cell office:value-type="float" office:value="-149.765" calcext:value-type="float">
            <text:p>-149.765</text:p>
          </table:table-cell>
          <table:table-cell office:value-type="string" calcext:value-type="string">
            <text:p>8/6/2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60:.W6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320" calcext:value-type="float">
            <text:p>53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64" calcext:value-type="float">
            <text:p>-17.4764</text:p>
          </table:table-cell>
          <table:table-cell office:value-type="float" office:value="-149.8306" calcext:value-type="float">
            <text:p>-149.8306</text:p>
          </table:table-cell>
          <table:table-cell office:value-type="string" calcext:value-type="string">
            <text:p>7/18/2006</text:p>
          </table:table-cell>
          <table:table-cell office:value-type="string" calcext:value-type="string">
            <text:p>X00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1:.W61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26" calcext:value-type="float">
            <text:p>53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48" calcext:value-type="float">
            <text:p>-17.4748</text:p>
          </table:table-cell>
          <table:table-cell office:value-type="float" office:value="-149.8188" calcext:value-type="float">
            <text:p>-149.8188</text:p>
          </table:table-cell>
          <table:table-cell office:value-type="string" calcext:value-type="string">
            <text:p>8/5/2006</text:p>
          </table:table-cell>
          <table:table-cell office:value-type="string" calcext:value-type="string">
            <text:p>X00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2:.W62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39" calcext:value-type="float">
            <text:p>5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3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3:.W63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40" calcext:value-type="float">
            <text:p>53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36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4:.W6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556" calcext:value-type="float">
            <text:p>55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300355" calcext:value-type="float">
            <text:p>-15.300355</text:p>
          </table:table-cell>
          <table:table-cell office:value-type="float" office:value="166.91821" calcext:value-type="float">
            <text:p>166.91821</text:p>
          </table:table-cell>
          <table:table-cell office:value-type="string" calcext:value-type="string">
            <text:p>10/9/2006</text:p>
          </table:table-cell>
          <table:table-cell office:value-type="string" calcext:value-type="string">
            <text:p>S00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5:.W6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566" calcext:value-type="float">
            <text:p>55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300355" calcext:value-type="float">
            <text:p>-15.300355</text:p>
          </table:table-cell>
          <table:table-cell office:value-type="float" office:value="166.91821" calcext:value-type="float">
            <text:p>166.91821</text:p>
          </table:table-cell>
          <table:table-cell office:value-type="string" calcext:value-type="string">
            <text:p>10/9/2006</text:p>
          </table:table-cell>
          <table:table-cell office:value-type="string" calcext:value-type="string">
            <text:p>S00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6:.W6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597" calcext:value-type="float">
            <text:p>559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1/2006</text:p>
          </table:table-cell>
          <table:table-cell office:value-type="string" calcext:value-type="string">
            <text:p>X00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7:.W67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08" calcext:value-type="float">
            <text:p>56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8:.W6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10" calcext:value-type="float">
            <text:p>56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9:.W6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20" calcext:value-type="float">
            <text:p>56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Bohol</text:p>
          </table:table-cell>
          <table:table-cell office:value-type="float" office:value="9.55361" calcext:value-type="float">
            <text:p>9.55361</text:p>
          </table:table-cell>
          <table:table-cell office:value-type="float" office:value="123.72852" calcext:value-type="float">
            <text:p>123.72852</text:p>
          </table:table-cell>
          <table:table-cell office:value-type="string" calcext:value-type="string">
            <text:p>6/11/2006</text:p>
          </table:table-cell>
          <table:table-cell table:style-name="ce52" office:value-type="string" calcext:value-type="string">
            <text:p>N0372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0:.W7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624" calcext:value-type="float">
            <text:p>56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Siquijor Prov.</text:p>
          </table:table-cell>
          <table:table-cell office:value-type="float" office:value="9.22212" calcext:value-type="float">
            <text:p>9.22212</text:p>
          </table:table-cell>
          <table:table-cell office:value-type="float" office:value="123.44926" calcext:value-type="float">
            <text:p>123.44926</text:p>
          </table:table-cell>
          <table:table-cell office:value-type="string" calcext:value-type="string">
            <text:p>5/21/2006</text:p>
          </table:table-cell>
          <table:table-cell table:style-name="ce52" office:value-type="string" calcext:value-type="string">
            <text:p>N0575,X0043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71:.W7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625" calcext:value-type="float">
            <text:p>56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72:.W72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34" calcext:value-type="float">
            <text:p>56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73:.W7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679" calcext:value-type="float">
            <text:p>56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hilippines</text:p>
          </table:table-cell>
          <table:table-cell office:value-type="float" office:value="9.43301" calcext:value-type="float">
            <text:p>9.43301</text:p>
          </table:table-cell>
          <table:table-cell office:value-type="float" office:value="123.38418" calcext:value-type="float">
            <text:p>123.38418</text:p>
          </table:table-cell>
          <table:table-cell office:value-type="string" calcext:value-type="string">
            <text:p>5/23/2006</text:p>
          </table:table-cell>
          <table:table-cell office:value-type="string" calcext:value-type="string">
            <text:p>X00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74:.W7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877" calcext:value-type="float">
            <text:p>587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Yap</text:p>
          </table:table-cell>
          <table:table-cell office:value-type="float" office:value="9.54901" calcext:value-type="float">
            <text:p>9.54901</text:p>
          </table:table-cell>
          <table:table-cell office:value-type="float" office:value="138.08598" calcext:value-type="float">
            <text:p>138.08598</text:p>
          </table:table-cell>
          <table:table-cell office:value-type="string" calcext:value-type="string">
            <text:p>8/4/2007</text:p>
          </table:table-cell>
          <table:table-cell table:style-name="ce52" office:value-type="string" calcext:value-type="string">
            <text:p>S0066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5:.W75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970" calcext:value-type="float">
            <text:p>597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office:value-type="string" calcext:value-type="string">
            <text:p>tiger?</text:p>
          </table:table-cell>
          <table:table-cell office:value-type="string" calcext:value-type="string">
            <text:p>Maui</text:p>
          </table:table-cell>
          <table:table-cell office:value-type="float" office:value="20.75938" calcext:value-type="float">
            <text:p>20.75938</text:p>
          </table:table-cell>
          <table:table-cell office:value-type="float" office:value="-156.466356" calcext:value-type="float">
            <text:p>-156.466356</text:p>
          </table:table-cell>
          <table:table-cell office:value-type="string" calcext:value-type="string">
            <text:p>7/14/2007</text:p>
          </table:table-cell>
          <table:table-cell table:style-name="ce52" office:value-type="string" calcext:value-type="string">
            <text:p>S0072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6:.W76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034" calcext:value-type="float">
            <text:p>60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539" calcext:value-type="float">
            <text:p>23.8539</text:p>
          </table:table-cell>
          <table:table-cell office:value-type="float" office:value="-166.3268" calcext:value-type="float">
            <text:p>-166.3268</text:p>
          </table:table-cell>
          <table:table-cell office:value-type="string" calcext:value-type="string">
            <text:p>10/26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77:.W7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058" calcext:value-type="float">
            <text:p>60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21.405246" calcext:value-type="float">
            <text:p>21.405246</text:p>
          </table:table-cell>
          <table:table-cell office:value-type="float" office:value="-157.984712" calcext:value-type="float">
            <text:p>-157.984712</text:p>
          </table:table-cell>
          <table:table-cell office:value-type="string" calcext:value-type="string">
            <text:p>10/2006</text:p>
          </table:table-cell>
          <table:table-cell office:value-type="string" calcext:value-type="string">
            <text:p>FLMNH_023_A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78:.W7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059" calcext:value-type="float">
            <text:p>60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21.405246" calcext:value-type="float">
            <text:p>21.405246</text:p>
          </table:table-cell>
          <table:table-cell office:value-type="float" office:value="-157.984712" calcext:value-type="float">
            <text:p>-157.984712</text:p>
          </table:table-cell>
          <table:table-cell office:value-type="string" calcext:value-type="string">
            <text:p>10/2006</text:p>
          </table:table-cell>
          <table:table-cell table:style-name="ce52" office:value-type="string" calcext:value-type="string">
            <text:p>N1151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9:.W7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138" calcext:value-type="float">
            <text:p>61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C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0:.W8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39" calcext:value-type="float">
            <text:p>61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E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1:.W8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0" calcext:value-type="float">
            <text:p>61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D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2:.W8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1" calcext:value-type="float">
            <text:p>61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E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3:.W8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2" calcext:value-type="float">
            <text:p>61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F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4:.W8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3" calcext:value-type="float">
            <text:p>61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G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5:.W8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243" calcext:value-type="float">
            <text:p>62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7212" calcext:value-type="float">
            <text:p>23.7212</text:p>
          </table:table-cell>
          <table:table-cell office:value-type="float" office:value="-166.1328" calcext:value-type="float">
            <text:p>-166.1328</text:p>
          </table:table-cell>
          <table:table-cell office:value-type="string" calcext:value-type="string">
            <text:p>10/24/2006</text:p>
          </table:table-cell>
          <table:table-cell office:value-type="string" calcext:value-type="string">
            <text:p>FLMNH_023_F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6:.W8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267" calcext:value-type="float">
            <text:p>62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538" calcext:value-type="float">
            <text:p>23.8538</text:p>
          </table:table-cell>
          <table:table-cell office:value-type="float" office:value="-166.3267" calcext:value-type="float">
            <text:p>-166.3267</text:p>
          </table:table-cell>
          <table:table-cell office:value-type="string" calcext:value-type="string">
            <text:p>10/26/2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87:.W8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279" calcext:value-type="float">
            <text:p>62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" calcext:value-type="float">
            <text:p>20.8108</text:p>
          </table:table-cell>
          <table:table-cell office:value-type="float" office:value="-156.6214" calcext:value-type="float">
            <text:p>-156.6214</text:p>
          </table:table-cell>
          <table:table-cell office:value-type="string" calcext:value-type="string">
            <text:p>12/8/2007</text:p>
          </table:table-cell>
          <table:table-cell table:style-name="ce52" office:value-type="string" calcext:value-type="string">
            <text:p>N1152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88:.W88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80" calcext:value-type="float">
            <text:p>628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Maui</text:p>
          </table:table-cell>
          <table:table-cell office:value-type="float" office:value="20.8108" calcext:value-type="float">
            <text:p>20.8108</text:p>
          </table:table-cell>
          <table:table-cell office:value-type="float" office:value="-156.6214" calcext:value-type="float">
            <text:p>-156.6214</text:p>
          </table:table-cell>
          <table:table-cell office:value-type="string" calcext:value-type="string">
            <text:p>12/8/2007</text:p>
          </table:table-cell>
          <table:table-cell table:style-name="ce52" office:value-type="string" calcext:value-type="string">
            <text:p>N1153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89:.W8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81" calcext:value-type="float">
            <text:p>62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Maui</text:p>
          </table:table-cell>
          <table:table-cell office:value-type="float" office:value="21.0031" calcext:value-type="float">
            <text:p>21.0031</text:p>
          </table:table-cell>
          <table:table-cell office:value-type="float" office:value="-156.6694" calcext:value-type="float">
            <text:p>-156.6694</text:p>
          </table:table-cell>
          <table:table-cell office:value-type="string" calcext:value-type="string">
            <text:p>10/17/2007</text:p>
          </table:table-cell>
          <table:table-cell table:style-name="ce52" office:value-type="string" calcext:value-type="string">
            <text:p>N1154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90:.W90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table:style-name="ce42" office:value-type="float" office:value="6370" calcext:value-type="float">
            <text:p>6370</text:p>
          </table:table-cell>
          <table:table-cell table:style-name="ce42" office:value-type="string" calcext:value-type="string">
            <text:p>Stichopus</text:p>
          </table:table-cell>
          <table:table-cell table:style-name="ce42" office:value-type="string" calcext:value-type="string">
            <text:p>monotuberculatus</text:p>
          </table:table-cell>
          <table:table-cell office:value-type="string" calcext:value-type="string">
            <text:p>NA</text:p>
          </table:table-cell>
          <table:table-cell table:number-columns-repeated="2" table:style-name="ce42" office:value-type="string" calcext:value-type="string">
            <text:p>outgroup</text:p>
          </table:table-cell>
          <table:table-cell table:style-name="ce42" office:value-type="string" calcext:value-type="string">
            <text:p>Reunion</text:p>
          </table:table-cell>
          <table:table-cell table:number-columns-repeated="2" office:value-type="string" calcext:value-type="string">
            <text:p>NA</text:p>
          </table:table-cell>
          <table:table-cell table:style-name="ce42"/>
          <table:table-cell table:style-name="ce42" office:value-type="string" calcext:value-type="string">
            <text:p>S0213</text:p>
          </table:table-cell>
          <table:table-cell table:style-name="ce42" table:number-columns-repeated="2"/>
          <table:table-cell table:style-name="ce4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91:.W91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371" calcext:value-type="float">
            <text:p>63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Réunion</text:p>
          </table:table-cell>
          <table:table-cell office:value-type="float" office:value="-21.0895" calcext:value-type="float">
            <text:p>-21.0895</text:p>
          </table:table-cell>
          <table:table-cell office:value-type="float" office:value="55.2312" calcext:value-type="float">
            <text:p>55.2312</text:p>
          </table:table-cell>
          <table:table-cell office:value-type="string" calcext:value-type="string">
            <text:p>8/1/2007</text:p>
          </table:table-cell>
          <table:table-cell table:style-name="ce52" office:value-type="string" calcext:value-type="string">
            <text:p>S021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92:.W9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485" calcext:value-type="float">
            <text:p>648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1116" calcext:value-type="float">
            <text:p>-21.1116</text:p>
          </table:table-cell>
          <table:table-cell office:value-type="float" office:value="55.24895" calcext:value-type="float">
            <text:p>55.24895</text:p>
          </table:table-cell>
          <table:table-cell office:value-type="string" calcext:value-type="string">
            <text:p>8/9/2007</text:p>
          </table:table-cell>
          <table:table-cell office:value-type="string" calcext:value-type="string">
            <text:p>S01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3:.W93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487" calcext:value-type="float">
            <text:p>64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1116" calcext:value-type="float">
            <text:p>-21.1116</text:p>
          </table:table-cell>
          <table:table-cell office:value-type="float" office:value="55.24895" calcext:value-type="float">
            <text:p>55.24895</text:p>
          </table:table-cell>
          <table:table-cell office:value-type="string" calcext:value-type="string">
            <text:p>8/9/2007</text:p>
          </table:table-cell>
          <table:table-cell office:value-type="string" calcext:value-type="string">
            <text:p>S019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4:.W9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588" calcext:value-type="float">
            <text:p>65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085556" calcext:value-type="float">
            <text:p>-21.085556</text:p>
          </table:table-cell>
          <table:table-cell office:value-type="float" office:value="55.220556" calcext:value-type="float">
            <text:p>55.220556</text:p>
          </table:table-cell>
          <table:table-cell office:value-type="string" calcext:value-type="string">
            <text:p>8/17/200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95:.W9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663" calcext:value-type="float">
            <text:p>66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085556" calcext:value-type="float">
            <text:p>-21.085556</text:p>
          </table:table-cell>
          <table:table-cell office:value-type="float" office:value="55.220556" calcext:value-type="float">
            <text:p>55.220556</text:p>
          </table:table-cell>
          <table:table-cell office:value-type="string" calcext:value-type="string">
            <text:p>8/17/2007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96:.W9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711" calcext:value-type="float">
            <text:p>67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97:.W97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712" calcext:value-type="float">
            <text:p>67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60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98:.W9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722" calcext:value-type="float">
            <text:p>672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9:.W9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6726" calcext:value-type="float">
            <text:p>67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0:.W10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729" calcext:value-type="float">
            <text:p>67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5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1:.W10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745" calcext:value-type="float">
            <text:p>674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5792" calcext:value-type="float">
            <text:p>7.15792</text:p>
          </table:table-cell>
          <table:table-cell office:value-type="float" office:value="171.21438" calcext:value-type="float">
            <text:p>171.21438</text:p>
          </table:table-cell>
          <table:table-cell office:value-type="string" calcext:value-type="string">
            <text:p>4/8/2008</text:p>
          </table:table-cell>
          <table:table-cell office:value-type="string" calcext:value-type="string">
            <text:p>S04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2:.W10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748" calcext:value-type="float">
            <text:p>67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office:value-type="string" calcext:value-type="string">
            <text:p>S04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3:.W103])" office:value-type="float" office:value="3" calcext:value-type="float">
            <text:p>3</text:p>
          </table:table-cell>
          <table:table-cell table:style-name="ce53" table:number-columns-repeated="2"/>
          <table:table-cell/>
          <table:table-cell table:style-name="ce53"/>
          <table:table-cell table:style-name="ce49"/>
          <table:table-cell table:style-name="ce53" table:number-columns-repeated="2"/>
          <table:table-cell table:number-columns-repeated="993"/>
        </table:table-row>
        <table:table-row table:style-name="ro3">
          <table:table-cell office:value-type="float" office:value="6771" calcext:value-type="float">
            <text:p>67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table:style-name="ce52" office:value-type="string" calcext:value-type="string">
            <text:p>S0402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4:.W104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774" calcext:value-type="float">
            <text:p>67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office:value-type="string" calcext:value-type="string">
            <text:p>S04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5:.W10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809" calcext:value-type="float">
            <text:p>68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table:style-name="ce52" office:value-type="string" calcext:value-type="string">
            <text:p>S0450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6:.W106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929" calcext:value-type="float">
            <text:p>6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Kosrae</text:p>
          </table:table-cell>
          <table:table-cell office:value-type="float" office:value="5.29649" calcext:value-type="float">
            <text:p>5.29649</text:p>
          </table:table-cell>
          <table:table-cell office:value-type="float" office:value="162.8981" calcext:value-type="float">
            <text:p>162.8981</text:p>
          </table:table-cell>
          <table:table-cell office:value-type="string" calcext:value-type="string">
            <text:p>2/27/2008</text:p>
          </table:table-cell>
          <table:table-cell table:style-name="ce52" office:value-type="string" calcext:value-type="string">
            <text:p>S0441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7:.W107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957" calcext:value-type="float">
            <text:p>695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4222" calcext:value-type="float">
            <text:p>5.34222</text:p>
          </table:table-cell>
          <table:table-cell office:value-type="float" office:value="163.01986" calcext:value-type="float">
            <text:p>163.01986</text:p>
          </table:table-cell>
          <table:table-cell office:value-type="string" calcext:value-type="string">
            <text:p>2/23/2008</text:p>
          </table:table-cell>
          <table:table-cell office:value-type="string" calcext:value-type="string">
            <text:p>S04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8:.W10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6967" calcext:value-type="float">
            <text:p>69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3/4/2008</text:p>
          </table:table-cell>
          <table:table-cell office:value-type="string" calcext:value-type="string">
            <text:p>S04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9:.W10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2" calcext:value-type="float">
            <text:p>698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0:.W11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3" calcext:value-type="float">
            <text:p>69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table:style-name="ce52" office:value-type="string" calcext:value-type="string">
            <text:p>S044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11:.W11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987" calcext:value-type="float">
            <text:p>69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2:.W112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988" calcext:value-type="float">
            <text:p>69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3:.W11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9" calcext:value-type="float">
            <text:p>698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4:.W11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90" calcext:value-type="float">
            <text:p>69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5:.W11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076" calcext:value-type="float">
            <text:p>707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6:.W11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081" calcext:value-type="float">
            <text:p>70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O117:.W117])" office:value-type="float" office:value="8" calcext:value-type="float">
            <text:p>8</text:p>
          </table:table-cell>
          <table:table-cell table:number-columns-repeated="1000"/>
        </table:table-row>
        <table:table-row table:style-name="ro3">
          <table:table-cell office:value-type="float" office:value="7156" calcext:value-type="float">
            <text:p>71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18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18:.W11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158" calcext:value-type="float">
            <text:p>71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office:value-type="string" calcext:value-type="string">
            <text:p>gracilis</text:p>
          </table:table-cell>
          <table:table-cell office:value-type="string" calcext:value-type="string">
            <text:p>Nosy Bé</text:p>
          </table:table-cell>
          <table:table-cell office:value-type="float" office:value="-13.2989" calcext:value-type="float">
            <text:p>-13.2989</text:p>
          </table:table-cell>
          <table:table-cell office:value-type="float" office:value="48.1472" calcext:value-type="float">
            <text:p>48.1472</text:p>
          </table:table-cell>
          <table:table-cell office:value-type="string" calcext:value-type="string">
            <text:p>5/18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19:.W11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221" calcext:value-type="float">
            <text:p>722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N11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0:.W12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287" calcext:value-type="float">
            <text:p>72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?</text:p>
          </table:table-cell>
          <table:table-cell office:value-type="string" calcext:value-type="string">
            <text:p>Nosy Bé</text:p>
          </table:table-cell>
          <table:table-cell office:value-type="float" office:value="-13.58018" calcext:value-type="float">
            <text:p>-13.58018</text:p>
          </table:table-cell>
          <table:table-cell office:value-type="float" office:value="47.82011" calcext:value-type="float">
            <text:p>47.82011</text:p>
          </table:table-cell>
          <table:table-cell office:value-type="string" calcext:value-type="string">
            <text:p>5/24/2008</text:p>
          </table:table-cell>
          <table:table-cell table:style-name="ce52" office:value-type="string" calcext:value-type="string">
            <text:p>N1156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21:.W121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18" calcext:value-type="float">
            <text:p>731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style-name="ce52" office:value-type="string" calcext:value-type="string">
            <text:p>N11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22:.W12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20" calcext:value-type="float">
            <text:p>73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23:.W12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339" calcext:value-type="float">
            <text:p>7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8" calcext:value-type="float">
            <text:p>-13.48</text:p>
          </table:table-cell>
          <table:table-cell office:value-type="float" office:value="48.23" calcext:value-type="float">
            <text:p>48.23</text:p>
          </table:table-cell>
          <table:table-cell office:value-type="string" calcext:value-type="string">
            <text:p>5/11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24:.W12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360" calcext:value-type="float">
            <text:p>73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osy Bé</text:p>
          </table:table-cell>
          <table:table-cell office:value-type="float" office:value="-13.5039" calcext:value-type="float">
            <text:p>-13.5039</text:p>
          </table:table-cell>
          <table:table-cell office:value-type="float" office:value="47.9517" calcext:value-type="float">
            <text:p>47.9517</text:p>
          </table:table-cell>
          <table:table-cell office:value-type="string" calcext:value-type="string">
            <text:p>5/13/2008</text:p>
          </table:table-cell>
          <table:table-cell table:style-name="ce52" office:value-type="string" calcext:value-type="string">
            <text:p>N0576,FLMNH_043_H0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25:.W12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83" calcext:value-type="float">
            <text:p>73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office:value-type="string" calcext:value-type="string">
            <text:p>FLMNH_043_A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6:.W12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384" calcext:value-type="float">
            <text:p>73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table:style-name="ce4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office:value-type="string" calcext:value-type="string">
            <text:p>FLMNH_043_G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7:.W12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417" calcext:value-type="float">
            <text:p>74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sample only</text:p>
          </table:table-cell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 office:value-type="string" calcext:value-type="string">
            <text:p>7/25/200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28:.W12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21" calcext:value-type="float">
            <text:p>742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/>
          <table:table-cell office:value-type="string" calcext:value-type="string">
            <text:p>S04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9:.W12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7433" calcext:value-type="float">
            <text:p>743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30:.W13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36" calcext:value-type="float">
            <text:p>74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789" calcext:value-type="float">
            <text:p>-13.4789</text:p>
          </table:table-cell>
          <table:table-cell office:value-type="float" office:value="48.23655" calcext:value-type="float">
            <text:p>48.23655</text:p>
          </table:table-cell>
          <table:table-cell office:value-type="string" calcext:value-type="string">
            <text:p>5/23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31:.W13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69" calcext:value-type="float">
            <text:p>746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table:style-name="ce52" office:value-type="string" calcext:value-type="string">
            <text:p>N0580,FLMNH_043_D0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32:.W132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7488" calcext:value-type="float">
            <text:p>74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office:value-type="string" calcext:value-type="string">
            <text:p>FLMNH_043_A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3:.W13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531" calcext:value-type="float">
            <text:p>75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office:value-type="string" calcext:value-type="string">
            <text:p>FLMNH_043_B0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4:.W13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541" calcext:value-type="float">
            <text:p>75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office:value-type="string" calcext:value-type="string">
            <text:p>FLMNH_043_D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5:.W13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831" calcext:value-type="float">
            <text:p>78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36:.W13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902" calcext:value-type="float">
            <text:p>790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Belize</text:p>
          </table:table-cell>
          <table:table-cell office:value-type="float" office:value="16.408" calcext:value-type="float">
            <text:p>16.408</text:p>
          </table:table-cell>
          <table:table-cell office:value-type="float" office:value="-88.114" calcext:value-type="float">
            <text:p>-88.114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01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7:.W13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929" calcext:value-type="float">
            <text:p>7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/>
          <table:table-cell office:value-type="string" calcext:value-type="string">
            <text:p>gracilis</text:p>
          </table:table-cell>
          <table:table-cell office:value-type="string" calcext:value-type="string">
            <text:p>One Tree Island</text:p>
          </table:table-cell>
          <table:table-cell office:value-type="float" office:value="-23.502138" calcext:value-type="float">
            <text:p>-23.502138</text:p>
          </table:table-cell>
          <table:table-cell office:value-type="float" office:value="152.086632" calcext:value-type="float">
            <text:p>152.086632</text:p>
          </table:table-cell>
          <table:table-cell office:value-type="string" calcext:value-type="string">
            <text:p>11/2008</text:p>
          </table:table-cell>
          <table:table-cell table:style-name="ce52" office:value-type="string" calcext:value-type="string">
            <text:p>N0488, N0489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2" table:formula="of:=SUM([.O138:.W13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966" calcext:value-type="float">
            <text:p>79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31" calcext:value-type="float">
            <text:p>-17.49631</text:p>
          </table:table-cell>
          <table:table-cell office:value-type="float" office:value="-149.75295" calcext:value-type="float">
            <text:p>-149.75295</text:p>
          </table:table-cell>
          <table:table-cell office:value-type="string" calcext:value-type="string">
            <text:p>10/15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39:.W13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172" calcext:value-type="float">
            <text:p>817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9/2009</text:p>
          </table:table-cell>
          <table:table-cell office:value-type="string" calcext:value-type="string">
            <text:p>FLMNH_036_C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0:.W14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174" calcext:value-type="float">
            <text:p>81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9/2009</text:p>
          </table:table-cell>
          <table:table-cell office:value-type="string" calcext:value-type="string">
            <text:p>FLMNH_036_D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1:.W141])" office:value-type="float" office:value="1" calcext:value-type="float">
            <text:p>1</text:p>
          </table:table-cell>
          <table:table-cell table:style-name="ce43" table:number-columns-repeated="1000"/>
        </table:table-row>
        <table:table-row table:style-name="ro3">
          <table:table-cell office:value-type="float" office:value="8191" calcext:value-type="float">
            <text:p>819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N0581,FLMNH_036_G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42:.W142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8192" calcext:value-type="float">
            <text:p>8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FLMNH_036_F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3:.W14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193" calcext:value-type="float">
            <text:p>819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N0578,FLMNH_036_E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44:.W144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8288" calcext:value-type="float">
            <text:p>82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FLMNH_036_E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5:.W14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36" calcext:value-type="float">
            <text:p>83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45434" calcext:value-type="float">
            <text:p>-14.45434</text:p>
          </table:table-cell>
          <table:table-cell office:value-type="float" office:value="145.308842" calcext:value-type="float">
            <text:p>145.308842</text:p>
          </table:table-cell>
          <table:table-cell office:value-type="string" calcext:value-type="string">
            <text:p>2/15/2009</text:p>
          </table:table-cell>
          <table:table-cell office:value-type="string" calcext:value-type="string">
            <text:p>FLMNH_036_D0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6:.W14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46" calcext:value-type="float">
            <text:p>834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juvenile, inconclusive</text:p>
          </table:table-cell>
          <table:table-cell office:value-type="string" calcext:value-type="string">
            <text:p>Lizard Island</text:p>
          </table:table-cell>
          <table:table-cell office:value-type="float" office:value="-14.45434" calcext:value-type="float">
            <text:p>-14.45434</text:p>
          </table:table-cell>
          <table:table-cell office:value-type="float" office:value="145.308842" calcext:value-type="float">
            <text:p>145.308842</text:p>
          </table:table-cell>
          <table:table-cell office:value-type="string" calcext:value-type="string">
            <text:p>2/15/2009</text:p>
          </table:table-cell>
          <table:table-cell office:value-type="string" calcext:value-type="string">
            <text:p>N115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7:.W14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48" calcext:value-type="float">
            <text:p>8348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6068" calcext:value-type="float">
            <text:p>-14.6068</text:p>
          </table:table-cell>
          <table:table-cell office:value-type="float" office:value="145.3506" calcext:value-type="float">
            <text:p>145.3506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D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8:.W14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54" calcext:value-type="float">
            <text:p>835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E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9:.W14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55" calcext:value-type="float">
            <text:p>83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G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0:.W15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64" calcext:value-type="float">
            <text:p>836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F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1:.W15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88" calcext:value-type="float">
            <text:p>83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7483" calcext:value-type="float">
            <text:p>-14.7483</text:p>
          </table:table-cell>
          <table:table-cell office:value-type="float" office:value="145.5165" calcext:value-type="float">
            <text:p>145.5165</text:p>
          </table:table-cell>
          <table:table-cell office:value-type="string" calcext:value-type="string">
            <text:p>2/17/2009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52:.W15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406" calcext:value-type="float">
            <text:p>84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B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3:.W15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459" calcext:value-type="float">
            <text:p>84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3902" calcext:value-type="float">
            <text:p>-14.3902</text:p>
          </table:table-cell>
          <table:table-cell office:value-type="float" office:value="145.2737" calcext:value-type="float">
            <text:p>145.2737</text:p>
          </table:table-cell>
          <table:table-cell office:value-type="string" calcext:value-type="string">
            <text:p>2/21/2009</text:p>
          </table:table-cell>
          <table:table-cell office:value-type="string" calcext:value-type="string">
            <text:p>FLMNH_036_E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4:.W15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544" calcext:value-type="float">
            <text:p>85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57" calcext:value-type="float">
            <text:p>-14.6857</text:p>
          </table:table-cell>
          <table:table-cell office:value-type="float" office:value="145.4474" calcext:value-type="float">
            <text:p>145.4474</text:p>
          </table:table-cell>
          <table:table-cell office:value-type="string" calcext:value-type="string">
            <text:p>2/25/2009</text:p>
          </table:table-cell>
          <table:table-cell office:value-type="string" calcext:value-type="string">
            <text:p>FLMNH_036_C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5:.W15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574" calcext:value-type="float">
            <text:p>85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A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6:.W156])" office:value-type="float" office:value="1" calcext:value-type="float">
            <text:p>1</text:p>
          </table:table-cell>
          <table:table-cell table:style-name="ce43" table:number-columns-repeated="1000"/>
        </table:table-row>
        <table:table-row table:style-name="ro3">
          <table:table-cell office:value-type="float" office:value="8585" calcext:value-type="float">
            <text:p>858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36_B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7:.W15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603" calcext:value-type="float">
            <text:p>860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G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8:.W15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604" calcext:value-type="float">
            <text:p>86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C0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9:.W15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690" calcext:value-type="float">
            <text:p>86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1448" calcext:value-type="float">
            <text:p>-17.51448</text:p>
          </table:table-cell>
          <table:table-cell office:value-type="float" office:value="-149.7616" calcext:value-type="float">
            <text:p>-149.7616</text:p>
          </table:table-cell>
          <table:table-cell office:value-type="string" calcext:value-type="string">
            <text:p>10/23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60:.W16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705" calcext:value-type="float">
            <text:p>87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table:style-name="ce4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49.825" calcext:value-type="float">
            <text:p>-149.82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61:.W16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706" calcext:value-type="float">
            <text:p>87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49.825" calcext:value-type="float">
            <text:p>-149.82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62:.W16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928" calcext:value-type="float">
            <text:p>89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14623" calcext:value-type="float">
            <text:p>-6.14623</text:p>
          </table:table-cell>
          <table:table-cell office:value-type="float" office:value="39.13786" calcext:value-type="float">
            <text:p>39.13786</text:p>
          </table:table-cell>
          <table:table-cell office:value-type="string" calcext:value-type="string">
            <text:p>8/13/2009</text:p>
          </table:table-cell>
          <table:table-cell table:style-name="ce52" office:value-type="string" calcext:value-type="string">
            <text:p>N0577,FLMNH_080_H09</text:p>
          </table:table-cell>
          <table:table-cell table:style-name="ce52"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63:.W163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8939" calcext:value-type="float">
            <text:p>89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C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4:.W16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1" calcext:value-type="float">
            <text:p>89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table:style-name="ce52" office:value-type="string" calcext:value-type="string">
            <text:p>N0579,FLMNH_080_G01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65:.W165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8942" calcext:value-type="float">
            <text:p>89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A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6:.W16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3" calcext:value-type="float">
            <text:p>89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 table:number-columns-repeated="2" table:style-name="ce43" office:value-type="string" calcext:value-type="string">
            <text:p>ESU2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B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7:.W16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4" calcext:value-type="float">
            <text:p>89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table:style-name="ce43" office:value-type="string" calcext:value-type="string">
            <text:p>ESU2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E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8:.W16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51" calcext:value-type="float">
            <text:p>89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ESU1</text:p>
          </table:table-cell>
          <table:table-cell/>
          <table:table-cell table:style-name="ce43"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2/10/2004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69:.W16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49" calcext:value-type="float">
            <text:p>904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0:.W17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54" calcext:value-type="float">
            <text:p>905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1:.W17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55" calcext:value-type="float">
            <text:p>90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2:.W17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56" calcext:value-type="float">
            <text:p>90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3:.W17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192" calcext:value-type="float">
            <text:p>9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Europa</text:p>
          </table:table-cell>
          <table:table-cell office:value-type="float" office:value="-22.34656667" calcext:value-type="float">
            <text:p>-22.34656667</text:p>
          </table:table-cell>
          <table:table-cell office:value-type="float" office:value="40.33203333" calcext:value-type="float">
            <text:p>40.33203333</text:p>
          </table:table-cell>
          <table:table-cell office:value-type="string" calcext:value-type="string">
            <text:p>4/23/2009</text:p>
          </table:table-cell>
          <table:table-cell office:value-type="string" calcext:value-type="string">
            <text:p>FLMNH_160_E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4:.W17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343" calcext:value-type="float">
            <text:p>93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Ile du Lys</text:p>
          </table:table-cell>
          <table:table-cell office:value-type="float" office:value="-11.51576667" calcext:value-type="float">
            <text:p>-11.51576667</text:p>
          </table:table-cell>
          <table:table-cell office:value-type="float" office:value="47.37331667" calcext:value-type="float">
            <text:p>47.37331667</text:p>
          </table:table-cell>
          <table:table-cell office:value-type="string" calcext:value-type="string">
            <text:p>5/7/2009</text:p>
          </table:table-cell>
          <table:table-cell office:value-type="string" calcext:value-type="string">
            <text:p>FLMNH_160_D05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SUM([.O175:.W17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353" calcext:value-type="float">
            <text:p>93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issing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Glorieuses</text:p>
          </table:table-cell>
          <table:table-cell office:value-type="float" office:value="-11.5775" calcext:value-type="float">
            <text:p>-11.5775</text:p>
          </table:table-cell>
          <table:table-cell office:value-type="float" office:value="47.28366667" calcext:value-type="float">
            <text:p>47.28366667</text:p>
          </table:table-cell>
          <table:table-cell office:value-type="string" calcext:value-type="string">
            <text:p>5/8/2009</text:p>
          </table:table-cell>
          <table:table-cell office:value-type="string" calcext:value-type="string">
            <text:p>FLMNH_160_C05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SUM([.O176:.W176])" office:value-type="float" office:value="0" calcext:value-type="float">
            <text:p>0</text:p>
          </table:table-cell>
          <table:table-cell table:number-columns-repeated="1000"/>
        </table:table-row>
        <table:table-row table:style-name="ro6">
          <table:table-cell office:value-type="float" office:value="9412" calcext:value-type="float">
            <text:p>9412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table:style-name="ce46"/>
          <table:table-cell office:value-type="string" calcext:value-type="string">
            <text:p>Ningaloo</text:p>
          </table:table-cell>
          <table:table-cell table:style-name="ce47" office:value-type="float" office:value="-22.67533" calcext:value-type="float">
            <text:p>-22.67533</text:p>
          </table:table-cell>
          <table:table-cell table:style-name="ce47" office:value-type="float" office:value="113.6843" calcext:value-type="float">
            <text:p>113.6843</text:p>
          </table:table-cell>
          <table:table-cell table:style-name="ce50" office:value-type="date" office:date-value="2009-05-01" calcext:value-type="date">
            <text:p>05/01/09</text:p>
          </table:table-cell>
          <table:table-cell office:value-type="string" calcext:value-type="string">
            <text:p>FLMNH_120_B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7:.W17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440" calcext:value-type="float">
            <text:p>94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Ningaloo</text:p>
          </table:table-cell>
          <table:table-cell office:value-type="float" office:value="-22.74152" calcext:value-type="float">
            <text:p>-22.74152</text:p>
          </table:table-cell>
          <table:table-cell office:value-type="float" office:value="113.6836" calcext:value-type="float">
            <text:p>113.6836</text:p>
          </table:table-cell>
          <table:table-cell office:value-type="string" calcext:value-type="string">
            <text:p>5/15/2009</text:p>
          </table:table-cell>
          <table:table-cell office:value-type="string" calcext:value-type="string">
            <text:p>FLMNH_093_A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8:.W17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544" calcext:value-type="float">
            <text:p>95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Ningaloo</text:p>
          </table:table-cell>
          <table:table-cell office:value-type="float" office:value="-22.49297" calcext:value-type="float">
            <text:p>-22.49297</text:p>
          </table:table-cell>
          <table:table-cell office:value-type="float" office:value="113.7258" calcext:value-type="float">
            <text:p>113.7258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3_C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9:.W17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11" calcext:value-type="float">
            <text:p>96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ingaloo</text:p>
          </table:table-cell>
          <table:table-cell office:value-type="float" office:value="-22.59" calcext:value-type="float">
            <text:p>-22.59</text:p>
          </table:table-cell>
          <table:table-cell office:value-type="float" office:value="113.65" calcext:value-type="float">
            <text:p>113.65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4_B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0:.W18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28" calcext:value-type="float">
            <text:p>96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ingaloo</text:p>
          </table:table-cell>
          <table:table-cell office:value-type="float" office:value="-22.72148" calcext:value-type="float">
            <text:p>-22.72148</text:p>
          </table:table-cell>
          <table:table-cell office:value-type="float" office:value="113.6424" calcext:value-type="float">
            <text:p>113.6424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4_B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1:.W18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37" calcext:value-type="float">
            <text:p>963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647814" calcext:value-type="float">
            <text:p>-0.647814</text:p>
          </table:table-cell>
          <table:table-cell office:value-type="float" office:value="-91.177374" calcext:value-type="float">
            <text:p>-91.177374</text:p>
          </table:table-cell>
          <table:table-cell office:value-type="string" calcext:value-type="string">
            <text:p>6/26/1991</text:p>
          </table:table-cell>
          <table:table-cell office:value-type="string" calcext:value-type="string">
            <text:p>FLMNH_154_A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2:.W18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40" calcext:value-type="float">
            <text:p>96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-91.218653" calcext:value-type="float">
            <text:p>-91.218653</text:p>
          </table:table-cell>
          <table:table-cell office:value-type="string" calcext:value-type="string">
            <text:p>5/3/1996</text:p>
          </table:table-cell>
          <table:table-cell office:value-type="string" calcext:value-type="string">
            <text:p>FLMNH_154_D0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SUM([.O183:.W18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641" calcext:value-type="float">
            <text:p>96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1.336557" calcext:value-type="float">
            <text:p>-1.336557</text:p>
          </table:table-cell>
          <table:table-cell office:value-type="float" office:value="-90.298985" calcext:value-type="float">
            <text:p>-90.298985</text:p>
          </table:table-cell>
          <table:table-cell office:value-type="string" calcext:value-type="string">
            <text:p>3/8/1997</text:p>
          </table:table-cell>
          <table:table-cell office:value-type="string" calcext:value-type="string">
            <text:p>FLMNH_154_E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4:.W18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55" calcext:value-type="float">
            <text:p>96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296018" calcext:value-type="float">
            <text:p>-0.296018</text:p>
          </table:table-cell>
          <table:table-cell office:value-type="float" office:value="-91.655883" calcext:value-type="float">
            <text:p>-91.655883</text:p>
          </table:table-cell>
          <table:table-cell office:value-type="string" calcext:value-type="string">
            <text:p>5/4/1994</text:p>
          </table:table-cell>
          <table:table-cell table:style-name="ce52" office:value-type="string" calcext:value-type="string">
            <text:p>N0184,FLMNH_154_G04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85:.W185])" office:value-type="float" office:value="5" calcext:value-type="float">
            <text:p>5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9667" calcext:value-type="float">
            <text:p>96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761374" calcext:value-type="float">
            <text:p>-0.761374</text:p>
          </table:table-cell>
          <table:table-cell office:value-type="float" office:value="-90.304248" calcext:value-type="float">
            <text:p>-90.304248</text:p>
          </table:table-cell>
          <table:table-cell office:value-type="string" calcext:value-type="string">
            <text:p>4/29/1994</text:p>
          </table:table-cell>
          <table:table-cell office:value-type="string" calcext:value-type="string">
            <text:p>N0057,FLMNH_154_G06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86:.W18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68" calcext:value-type="float">
            <text:p>966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25922" calcext:value-type="float">
            <text:p>-0.25922</text:p>
          </table:table-cell>
          <table:table-cell office:value-type="float" office:value="-91.461394" calcext:value-type="float">
            <text:p>-91.461394</text:p>
          </table:table-cell>
          <table:table-cell office:value-type="string" calcext:value-type="string">
            <text:p>5/2/1996</text:p>
          </table:table-cell>
          <table:table-cell table:style-name="ce52" office:value-type="string" calcext:value-type="string">
            <text:p>N0061,N0185,FLMNH_154_H06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87:.W187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9699" calcext:value-type="float">
            <text:p>969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RedSe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27.32" calcext:value-type="float">
            <text:p>27.32</text:p>
          </table:table-cell>
          <table:table-cell office:value-type="float" office:value="33.71" calcext:value-type="float">
            <text:p>33.71</text:p>
          </table:table-cell>
          <table:table-cell table:style-name="ce50" office:value-type="date" office:date-value="2009-09-03" calcext:value-type="date">
            <text:p>09/03/09</text:p>
          </table:table-cell>
          <table:table-cell table:style-name="ce52" office:value-type="string" calcext:value-type="string">
            <text:p>N0583,FLMNH_084_H05</text:p>
          </table:table-cell>
          <table:table-cell table:style-name="ce55" office:value-type="string" calcext:value-type="string">
            <text:p>STA1EG004</text:p>
          </table:table-cell>
          <table:table-cell table:style-name="ce52" office:value-type="string" calcext:value-type="string">
            <text:p>yes</text:p>
          </table:table-cell>
          <table:table-cell table:style-name="ce5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SUM([.O188:.W188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9701" calcext:value-type="float">
            <text:p>970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RedSe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27.32" calcext:value-type="float">
            <text:p>27.32</text:p>
          </table:table-cell>
          <table:table-cell office:value-type="float" office:value="33.71" calcext:value-type="float">
            <text:p>33.71</text:p>
          </table:table-cell>
          <table:table-cell table:style-name="ce50" office:value-type="date" office:date-value="2009-09-03" calcext:value-type="date">
            <text:p>09/03/09</text:p>
          </table:table-cell>
          <table:table-cell table:style-name="ce52" office:value-type="string" calcext:value-type="string">
            <text:p>N0584,FLMNH_084_D05</text:p>
          </table:table-cell>
          <table:table-cell table:style-name="ce55" office:value-type="string" calcext:value-type="string">
            <text:p>ST01EG026</text:p>
          </table:table-cell>
          <table:table-cell table:style-name="ce52" office:value-type="string" calcext:value-type="string">
            <text:p>yes</text:p>
          </table:table-cell>
          <table:table-cell table:style-name="ce5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SUM([.O189:.W189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9848" calcext:value-type="float">
            <text:p>98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98214" calcext:value-type="float">
            <text:p>-17.498214</text:p>
          </table:table-cell>
          <table:table-cell office:value-type="float" office:value="-149.754865" calcext:value-type="float">
            <text:p>-149.754865</text:p>
          </table:table-cell>
          <table:table-cell office:value-type="string" calcext:value-type="string">
            <text:p>11/16/200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90:.W190])" office:value-type="float" office:value="0" calcext:value-type="float">
            <text:p>0</text:p>
          </table:table-cell>
          <table:table-cell table:style-name="ce43" table:number-columns-repeated="1000"/>
        </table:table-row>
        <table:table-row table:style-name="ro3">
          <table:table-cell office:value-type="float" office:value="10043" calcext:value-type="float">
            <text:p>10043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3174166667" calcext:value-type="float">
            <text:p>-23.3174166667</text:p>
          </table:table-cell>
          <table:table-cell office:value-type="float" office:value="151.7169833333" calcext:value-type="float">
            <text:p>151.7169833333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FLMNH_171_A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1:.W19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50" calcext:value-type="float">
            <text:p>1005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 office:value-type="string" calcext:value-type="string">
            <text:p>didn't amplify</text:p>
          </table:table-cell>
          <table:table-cell office:value-type="string" calcext:value-type="string">
            <text:p>juvenile, inconclusive</text:p>
          </table:table-cell>
          <table:table-cell office:value-type="string" calcext:value-type="string">
            <text:p>Heron Island</text:p>
          </table:table-cell>
          <table:table-cell office:value-type="float" office:value="-23.4732833333" calcext:value-type="float">
            <text:p>-23.4732833333</text:p>
          </table:table-cell>
          <table:table-cell office:value-type="float" office:value="151.9504666667" calcext:value-type="float">
            <text:p>151.9504666667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N116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192:.W19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053" calcext:value-type="float">
            <text:p>100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2891333333" calcext:value-type="float">
            <text:p>-23.2891333333</text:p>
          </table:table-cell>
          <table:table-cell office:value-type="float" office:value="151.76695" calcext:value-type="float">
            <text:p>151.76695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FLMNH_171_D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3:.W19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78" calcext:value-type="float">
            <text:p>1007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2996" calcext:value-type="float">
            <text:p>-23.42996</text:p>
          </table:table-cell>
          <table:table-cell office:value-type="float" office:value="151.9505" calcext:value-type="float">
            <text:p>151.9505</text:p>
          </table:table-cell>
          <table:table-cell office:value-type="string" calcext:value-type="string">
            <text:p>11/20/2009</text:p>
          </table:table-cell>
          <table:table-cell office:value-type="string" calcext:value-type="string">
            <text:p>FLMNH_162_E1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4:.W19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22" calcext:value-type="float">
            <text:p>10122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484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SUM([.O195:.W195])" office:value-type="float" office:value="8" calcext:value-type="float">
            <text:p>8</text:p>
          </table:table-cell>
          <table:table-cell table:number-columns-repeated="1000"/>
        </table:table-row>
        <table:table-row table:style-name="ro3">
          <table:table-cell office:value-type="float" office:value="10123" calcext:value-type="float">
            <text:p>1012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3" office:value-type="string" calcext:value-type="string">
            <office:annotation draw:style-name="gr1" draw:text-style-name="P1" svg:width="1.1413in" svg:height="0.7012in" svg:x="4.0067in" svg:y="35.5354in" draw:caption-point-x="-0.2402in" draw:caption-point-y="-0.8394in">
              <dc:date>2013-03-11T00:00:00</dc:date>
              <text:p text:style-name="P1"><text:span text:style-name="T1">Morphology unambiguously ESU2!!!</text:span></text:p>
              <text:p text:style-name="P1"><text:span text:style-name="T1"/></text:p>
            </office:annotation>
            <text:p>ESU2</text:p>
          </table:table-cell>
          <table:table-cell table:number-columns-repeated="2" office:value-type="string" calcext:value-type="string">
            <text:p>ESU2</text:p>
          </table:table-cell>
          <table:table-cell office:value-type="string" calcext:value-type="string">
            <text:p>Heron Island</text:p>
          </table:table-cell>
          <table:table-cell office:value-type="float" office:value="-23.43304" calcext:value-type="float">
            <text:p>-23.43304</text:p>
          </table:table-cell>
          <table:table-cell office:value-type="float" office:value="152.04089" calcext:value-type="float">
            <text:p>152.04089</text:p>
          </table:table-cell>
          <table:table-cell office:value-type="string" calcext:value-type="string">
            <text:p>11/23/2009</text:p>
          </table:table-cell>
          <table:table-cell table:style-name="ce52" office:value-type="string" calcext:value-type="string">
            <text:p>N0485, N1161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2" table:formula="of:=SUM([.O196:.W19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0124" calcext:value-type="float">
            <text:p>10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G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7:.W19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25" calcext:value-type="float">
            <text:p>10125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N048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198:.W19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126" calcext:value-type="float">
            <text:p>10126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557,FLMNH_171_H01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99:.W199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0127" calcext:value-type="float">
            <text:p>101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556,FLMNH_171_E02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00:.W20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129" calcext:value-type="float">
            <text:p>10129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C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1:.W20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30" calcext:value-type="float">
            <text:p>10130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D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2:.W20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45" calcext:value-type="float">
            <text:p>10145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gracilis?</text:p>
          </table:table-cell>
          <table:table-cell office:value-type="string" calcext:value-type="string">
            <text:p>Heron Island</text:p>
          </table:table-cell>
          <table:table-cell office:value-type="float" office:value="-23.4312833333" calcext:value-type="float">
            <text:p>-23.4312833333</text:p>
          </table:table-cell>
          <table:table-cell office:value-type="float" office:value="152.03375" calcext:value-type="float">
            <text:p>152.03375</text:p>
          </table:table-cell>
          <table:table-cell office:value-type="string" calcext:value-type="string">
            <text:p>11/23/2009</text:p>
          </table:table-cell>
          <table:table-cell office:value-type="string" calcext:value-type="string">
            <text:p>FLMNH_168_C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3:.W20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46" calcext:value-type="float">
            <text:p>1014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ron Island</text:p>
          </table:table-cell>
          <table:table-cell office:value-type="float" office:value="-23.4283666667" calcext:value-type="float">
            <text:p>-23.4283666667</text:p>
          </table:table-cell>
          <table:table-cell office:value-type="float" office:value="151.95455" calcext:value-type="float">
            <text:p>151.95455</text:p>
          </table:table-cell>
          <table:table-cell office:value-type="string" calcext:value-type="string">
            <text:p>11/25/2009</text:p>
          </table:table-cell>
          <table:table-cell office:value-type="string" calcext:value-type="string">
            <text:p>FLMNH_168_G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4:.W20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84" calcext:value-type="float">
            <text:p>10184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54396" calcext:value-type="float">
            <text:p>-23.54396</text:p>
          </table:table-cell>
          <table:table-cell office:value-type="float" office:value="151.72279" calcext:value-type="float">
            <text:p>151.72279</text:p>
          </table:table-cell>
          <table:table-cell office:value-type="string" calcext:value-type="string">
            <text:p>11/27/2009</text:p>
          </table:table-cell>
          <table:table-cell office:value-type="string" calcext:value-type="string">
            <text:p>FLMNH_168_F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5:.W20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92" calcext:value-type="float">
            <text:p>10192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D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6:.W20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93" calcext:value-type="float">
            <text:p>10193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H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7:.W20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6" calcext:value-type="float">
            <text:p>10206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H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8:.W20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7" calcext:value-type="float">
            <text:p>10207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B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9:.W20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8" calcext:value-type="float">
            <text:p>10208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G0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10:.W21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313" calcext:value-type="float">
            <text:p>1031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Guam</text:p>
          </table:table-cell>
          <table:table-cell office:value-type="float" office:value="13.4649" calcext:value-type="float">
            <text:p>13.4649</text:p>
          </table:table-cell>
          <table:table-cell office:value-type="float" office:value="144.6872" calcext:value-type="float">
            <text:p>144.6872</text:p>
          </table:table-cell>
          <table:table-cell office:value-type="string" calcext:value-type="string">
            <text:p>6/9/2010</text:p>
          </table:table-cell>
          <table:table-cell office:value-type="string" calcext:value-type="string">
            <text:p>N058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11:.W21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341" calcext:value-type="float">
            <text:p>103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62" calcext:value-type="float">
            <text:p>13.462</text:p>
          </table:table-cell>
          <table:table-cell office:value-type="float" office:value="144.635" calcext:value-type="float">
            <text:p>144.635</text:p>
          </table:table-cell>
          <table:table-cell office:value-type="string" calcext:value-type="string">
            <text:p>6/15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2:.W21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344" calcext:value-type="float">
            <text:p>103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94621" calcext:value-type="float">
            <text:p>13.494621</text:p>
          </table:table-cell>
          <table:table-cell office:value-type="float" office:value="144.770047" calcext:value-type="float">
            <text:p>144.770047</text:p>
          </table:table-cell>
          <table:table-cell office:value-type="string" calcext:value-type="string">
            <text:p>6/18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3:.W21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392" calcext:value-type="float">
            <text:p>103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06339" calcext:value-type="float">
            <text:p>26.406339</text:p>
          </table:table-cell>
          <table:table-cell office:value-type="float" office:value="127.844547" calcext:value-type="float">
            <text:p>127.844547</text:p>
          </table:table-cell>
          <table:table-cell office:value-type="string" calcext:value-type="string">
            <text:p>6/29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4:.W21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658" calcext:value-type="float">
            <text:p>106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Okinawa</text:p>
          </table:table-cell>
          <table:table-cell office:value-type="float" office:value="26.328821" calcext:value-type="float">
            <text:p>26.328821</text:p>
          </table:table-cell>
          <table:table-cell office:value-type="float" office:value="127.744105" calcext:value-type="float">
            <text:p>127.744105</text:p>
          </table:table-cell>
          <table:table-cell office:value-type="string" calcext:value-type="string">
            <text:p>7/20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5:.W21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709" calcext:value-type="float">
            <text:p>107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table:style-name="ce46"/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6:.W21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950" calcext:value-type="float">
            <text:p>1095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44199" calcext:value-type="float">
            <text:p>26.444199</text:p>
          </table:table-cell>
          <table:table-cell office:value-type="float" office:value="127.772746" calcext:value-type="float">
            <text:p>127.772746</text:p>
          </table:table-cell>
          <table:table-cell office:value-type="string" calcext:value-type="string">
            <text:p>5/14/201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7:.W21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951" calcext:value-type="float">
            <text:p>109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44199" calcext:value-type="float">
            <text:p>26.444199</text:p>
          </table:table-cell>
          <table:table-cell office:value-type="float" office:value="127.772746" calcext:value-type="float">
            <text:p>127.772746</text:p>
          </table:table-cell>
          <table:table-cell office:value-type="string" calcext:value-type="string">
            <text:p>5/14/2011</text:p>
          </table:table-cell>
          <table:table-cell office:value-type="string" calcext:value-type="string">
            <text:p>N05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18:.W21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0955" calcext:value-type="float">
            <text:p>109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251732" calcext:value-type="float">
            <text:p>26.251732</text:p>
          </table:table-cell>
          <table:table-cell office:value-type="float" office:value="127.672239" calcext:value-type="float">
            <text:p>127.672239</text:p>
          </table:table-cell>
          <table:table-cell office:value-type="string" calcext:value-type="string">
            <text:p>5/15/2011</text:p>
          </table:table-cell>
          <table:table-cell office:value-type="string" calcext:value-type="string">
            <text:p>N055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19:.W219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0959" calcext:value-type="float">
            <text:p>109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251732" calcext:value-type="float">
            <text:p>26.251732</text:p>
          </table:table-cell>
          <table:table-cell office:value-type="float" office:value="127.672239" calcext:value-type="float">
            <text:p>127.672239</text:p>
          </table:table-cell>
          <table:table-cell office:value-type="string" calcext:value-type="string">
            <text:p>5/15/201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20:.W22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012" calcext:value-type="float">
            <text:p>110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Okinawa</text:p>
          </table:table-cell>
          <table:table-cell office:value-type="float" office:value="26.32577" calcext:value-type="float">
            <text:p>26.32577</text:p>
          </table:table-cell>
          <table:table-cell office:value-type="float" office:value="127.744874" calcext:value-type="float">
            <text:p>127.744874</text:p>
          </table:table-cell>
          <table:table-cell office:value-type="string" calcext:value-type="string">
            <text:p>5/19/2011</text:p>
          </table:table-cell>
          <table:table-cell table:style-name="ce52" office:value-type="string" calcext:value-type="string">
            <text:p>N055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SUM([.O221:.W22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1210" calcext:value-type="float">
            <text:p>112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rquesas</text:p>
          </table:table-cell>
          <table:table-cell office:value-type="float" office:value="-7.9631666667" calcext:value-type="float">
            <text:p>-7.9631666667</text:p>
          </table:table-cell>
          <table:table-cell office:value-type="float" office:value="-140.6638" calcext:value-type="float">
            <text:p>-140.6638</text:p>
          </table:table-cell>
          <table:table-cell table:style-name="ce51" office:value-type="string" calcext:value-type="string">
            <text:p>11/26/2012</text:p>
          </table:table-cell>
          <table:table-cell office:value-type="string" calcext:value-type="string">
            <text:p>N10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22:.W22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304" calcext:value-type="float">
            <text:p>113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200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3:.W223])" office:value-type="float" office:value="0" calcext:value-type="float">
            <text:p>0</text:p>
          </table:table-cell>
          <table:table-cell table:style-name="ce53"/>
          <table:table-cell table:style-name="ce49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11305" calcext:value-type="float">
            <text:p>113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table:style-name="ce51" office:value-type="string" calcext:value-type="string">
            <text:p>08/25/11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4:.W22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383" calcext:value-type="float">
            <text:p>113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Chuuk</text:p>
          </table:table-cell>
          <table:table-cell office:value-type="float" office:value="7.271582" calcext:value-type="float">
            <text:p>7.271582</text:p>
          </table:table-cell>
          <table:table-cell office:value-type="float" office:value="151.535942" calcext:value-type="float">
            <text:p>151.535942</text:p>
          </table:table-cell>
          <table:table-cell table:style-name="ce51" office:value-type="string" calcext:value-type="string">
            <text:p>07/10/11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5:.W22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427" calcext:value-type="float">
            <text:p>114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Yap</text:p>
          </table:table-cell>
          <table:table-cell office:value-type="float" office:value="9.3329" calcext:value-type="float">
            <text:p>9.3329</text:p>
          </table:table-cell>
          <table:table-cell office:value-type="float" office:value="138.0557" calcext:value-type="float">
            <text:p>138.0557</text:p>
          </table:table-cell>
          <table:table-cell table:style-name="ce51" office:value-type="string" calcext:value-type="string">
            <text:p>12/11/0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6:.W22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743" calcext:value-type="float">
            <text:p>117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8" office:value-type="float" office:value="18.07" calcext:value-type="float">
            <text:p>18.07</text:p>
          </table:table-cell>
          <table:table-cell table:style-name="ce48" office:value-type="float" office:value="-63.012" calcext:value-type="float">
            <text:p>-63.012</text:p>
          </table:table-cell>
          <table:table-cell table:style-name="ce51" office:value-type="string" calcext:value-type="string">
            <text:p>04/09/12</text:p>
          </table:table-cell>
          <table:table-cell table:style-name="ce52" office:value-type="string" calcext:value-type="string">
            <text:p>N1007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27:.W227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790" calcext:value-type="float">
            <text:p>117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8" office:value-type="float" office:value="18.102" calcext:value-type="float">
            <text:p>18.102</text:p>
          </table:table-cell>
          <table:table-cell table:style-name="ce48" office:value-type="float" office:value="-62.983" calcext:value-type="float">
            <text:p>-62.983</text:p>
          </table:table-cell>
          <table:table-cell office:value-type="string" calcext:value-type="string">
            <text:p>04/12/12</text:p>
          </table:table-cell>
          <table:table-cell table:style-name="ce52" office:value-type="string" calcext:value-type="string">
            <text:p>N100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28:.W22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817" calcext:value-type="float">
            <text:p>118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8" office:value-type="float" office:value="18.07" calcext:value-type="float">
            <text:p>18.07</text:p>
          </table:table-cell>
          <table:table-cell table:style-name="ce48" office:value-type="float" office:value="-63.012" calcext:value-type="float">
            <text:p>-63.012</text:p>
          </table:table-cell>
          <table:table-cell office:value-type="string" calcext:value-type="string">
            <text:p>4/17/2012</text:p>
          </table:table-cell>
          <table:table-cell table:style-name="ce52" office:value-type="string" calcext:value-type="string">
            <text:p>N1006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29:.W22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1956" calcext:value-type="float">
            <text:p>119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02/12</text:p>
          </table:table-cell>
          <table:table-cell table:style-name="ce52" office:value-type="string" calcext:value-type="string">
            <text:p>N1162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0:.W230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030" calcext:value-type="float">
            <text:p>120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9/30/2012</text:p>
          </table:table-cell>
          <table:table-cell table:style-name="ce52" office:value-type="string" calcext:value-type="string">
            <text:p>N1163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1:.W23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49" calcext:value-type="float">
            <text:p>1204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6" office:value-type="string" calcext:value-type="string">
            <text:p>RedSea</text:p>
          </table:table-cell>
          <table:table-cell table:number-columns-repeated="2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1/2012</text:p>
          </table:table-cell>
          <table:table-cell table:style-name="ce52" office:value-type="string" calcext:value-type="string">
            <text:p>N1164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2:.W23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51" calcext:value-type="float">
            <text:p>120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1/2012</text:p>
          </table:table-cell>
          <table:table-cell table:style-name="ce52" office:value-type="string" calcext:value-type="string">
            <text:p>N1165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3:.W233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70" calcext:value-type="float">
            <text:p>1207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2/2012</text:p>
          </table:table-cell>
          <table:table-cell office:value-type="string" calcext:value-type="string">
            <text:p>N116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234:.W23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086" calcext:value-type="float">
            <text:p>1208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2/2012</text:p>
          </table:table-cell>
          <table:table-cell table:style-name="ce52" office:value-type="string" calcext:value-type="string">
            <text:p>N1167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5:.W23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163" calcext:value-type="float">
            <text:p>121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office:value-type="string" calcext:value-type="string">
            <text:p>Saudi Arabia</text:p>
          </table:table-cell>
          <table:table-cell table:style-name="Excel_20_Built-in_20_Normal_5f_Sheet1" office:value-type="float" office:value="22.2907" calcext:value-type="float">
            <text:p>22.2907</text:p>
          </table:table-cell>
          <table:table-cell table:style-name="Excel_20_Built-in_20_Normal_5f_Sheet1" office:value-type="float" office:value="39.0801" calcext:value-type="float">
            <text:p>39.0801</text:p>
          </table:table-cell>
          <table:table-cell office:value-type="string" calcext:value-type="string">
            <text:p>10/10/2012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36:.W236])" office:value-type="float" office:value="0" calcext:value-type="float">
            <text:p>0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12184" calcext:value-type="float">
            <text:p>121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Saudi Arabia</text:p>
          </table:table-cell>
          <table:table-cell table:style-name="Excel_20_Built-in_20_Normal_5f_Sheet1" office:value-type="float" office:value="21.75674" calcext:value-type="float">
            <text:p>21.75674</text:p>
          </table:table-cell>
          <table:table-cell table:style-name="Excel_20_Built-in_20_Normal_5f_Sheet1" office:value-type="float" office:value="39.05175" calcext:value-type="float">
            <text:p>39.05175</text:p>
          </table:table-cell>
          <table:table-cell office:value-type="string" calcext:value-type="string">
            <text:p>10/9/2012</text:p>
          </table:table-cell>
          <table:table-cell table:style-name="ce52" office:value-type="string" calcext:value-type="string">
            <text:p>N1168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7:.W237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207" calcext:value-type="float">
            <text:p>122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8/8/1970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38:.W23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83" calcext:value-type="float">
            <text:p>122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 (too old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39:.W23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90" calcext:value-type="float">
            <text:p>122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4/5/1975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0:.W24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91" calcext:value-type="float">
            <text:p>1229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? too old</text:p>
          </table:table-cell>
          <table:table-cell office:value-type="string" calcext:value-type="string">
            <text:p>Palau</text:p>
          </table:table-cell>
          <table:table-cell table:style-name="Excel_20_Built-in_20_Normal_5f_Sheet1" office:value-type="float" office:value="6.978693" calcext:value-type="float">
            <text:p>6.978693</text:p>
          </table:table-cell>
          <table:table-cell table:style-name="Excel_20_Built-in_20_Normal_5f_Sheet1" office:value-type="float" office:value="134.228886" calcext:value-type="float">
            <text:p>134.228886</text:p>
          </table:table-cell>
          <table:table-cell office:value-type="string" calcext:value-type="string">
            <text:p>8/14/1966</text:p>
          </table:table-cell>
          <table:table-cell table:style-name="ce53"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1:.W24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342" calcext:value-type="float">
            <text:p>123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? (too old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6/10/1977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2:.W24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364" calcext:value-type="float">
            <text:p>1236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office:value-type="string" calcext:value-type="string">
            <text:p>Kosrae</text:p>
          </table:table-cell>
          <table:table-cell table:style-name="Excel_20_Built-in_20_Normal_5f_Sheet1" office:value-type="float" office:value="5.371358" calcext:value-type="float">
            <text:p>5.371358</text:p>
          </table:table-cell>
          <table:table-cell table:style-name="Excel_20_Built-in_20_Normal_5f_Sheet1" office:value-type="float" office:value="163.008345" calcext:value-type="float">
            <text:p>163.008345</text:p>
          </table:table-cell>
          <table:table-cell office:value-type="string" calcext:value-type="string">
            <text:p>8/22/1992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3:.W24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551" calcext:value-type="float">
            <text:p>125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?? (missing)</text:p>
          </table:table-cell>
          <table:table-cell office:value-type="string" calcext:value-type="string">
            <text:p>Saipan</text:p>
          </table:table-cell>
          <table:table-cell table:style-name="Excel_20_Built-in_20_Normal_5f_Sheet1" office:value-type="float" office:value="15.158461" calcext:value-type="float">
            <text:p>15.158461</text:p>
          </table:table-cell>
          <table:table-cell table:style-name="Excel_20_Built-in_20_Normal_5f_Sheet1" office:value-type="float" office:value="145.767341" calcext:value-type="float">
            <text:p>145.767341</text:p>
          </table:table-cell>
          <table:table-cell table:number-columns-repeated="5"/>
          <table:table-cell table:number-columns-repeated="9" table:style-name="ce57" office:value-type="string" calcext:value-type="string">
            <text:p>NA</text:p>
          </table:table-cell>
          <table:table-cell table:formula="of:=SUM([.O244:.W24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636" calcext:value-type="float">
            <text:p>126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 (juvenile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3/12/199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5:.W24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658" calcext:value-type="float">
            <text:p>126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? (too old)</text:p>
          </table:table-cell>
          <table:table-cell office:value-type="string" calcext:value-type="string">
            <text:p>Kosrae</text:p>
          </table:table-cell>
          <table:table-cell table:style-name="Excel_20_Built-in_20_Normal_5f_Sheet1" office:value-type="float" office:value="5.362227" calcext:value-type="float">
            <text:p>5.362227</text:p>
          </table:table-cell>
          <table:table-cell table:style-name="Excel_20_Built-in_20_Normal_5f_Sheet1" office:value-type="float" office:value="162.966964" calcext:value-type="float">
            <text:p>162.966964</text:p>
          </table:table-cell>
          <table:table-cell office:value-type="string" calcext:value-type="string">
            <text:p>5/26/197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6:.W24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3279" calcext:value-type="float">
            <text:p>132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3359" calcext:value-type="float">
            <text:p>133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Yap</text:p>
          </table:table-cell>
          <table:table-cell office:value-type="float" office:value="9.33" calcext:value-type="float">
            <text:p>9.33</text:p>
          </table:table-cell>
          <table:table-cell office:value-type="float" office:value="138.05" calcext:value-type="float">
            <text:p>138.05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3653" calcext:value-type="float">
            <text:p>136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table:number-columns-repeated="8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044" calcext:value-type="float">
            <text:p>140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 office:value-type="string" calcext:value-type="string">
            <text:p>Marquesas</text:p>
          </table:table-cell>
          <table:table-cell office:value-type="float" office:value="-10.47183" calcext:value-type="float">
            <text:p>-10.47183</text:p>
          </table:table-cell>
          <table:table-cell office:value-type="float" office:value="-138.678" calcext:value-type="float">
            <text:p>-138.678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00" calcext:value-type="float">
            <text:p>1450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</text:p>
          </table:table-cell>
          <table:table-cell office:value-type="string" calcext:value-type="string">
            <text:p>Papua New Guinea</text:p>
          </table:table-cell>
          <table:table-cell office:value-type="float" office:value="-5.18395" calcext:value-type="float">
            <text:p>-5.18395</text:p>
          </table:table-cell>
          <table:table-cell office:value-type="float" office:value="145.802183" calcext:value-type="float">
            <text:p>145.802183</text:p>
          </table:table-cell>
          <table:table-cell/>
          <table:table-cell office:value-type="string" calcext:value-type="string">
            <text:p>B0012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40" calcext:value-type="float">
            <text:p>145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</text:p>
          </table:table-cell>
          <table:table-cell office:value-type="string" calcext:value-type="string">
            <text:p>Papua New Guinea</text:p>
          </table:table-cell>
          <table:table-cell office:value-type="float" office:value="-5.255087" calcext:value-type="float">
            <text:p>-5.255087</text:p>
          </table:table-cell>
          <table:table-cell office:value-type="float" office:value="145.785052" calcext:value-type="float">
            <text:p>145.785052</text:p>
          </table:table-cell>
          <table:table-cell/>
          <table:table-cell office:value-type="string" calcext:value-type="string">
            <text:p>B0019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41" calcext:value-type="float">
            <text:p>145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</text:p>
          </table:table-cell>
          <table:table-cell office:value-type="string" calcext:value-type="string">
            <text:p>Papua New Guinea</text:p>
          </table:table-cell>
          <table:table-cell office:value-type="float" office:value="-5.255087" calcext:value-type="float">
            <text:p>-5.255087</text:p>
          </table:table-cell>
          <table:table-cell office:value-type="float" office:value="145.785052" calcext:value-type="float">
            <text:p>145.785052</text:p>
          </table:table-cell>
          <table:table-cell/>
          <table:table-cell office:value-type="string" calcext:value-type="string">
            <text:p>B0020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42" calcext:value-type="float">
            <text:p>145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</text:p>
          </table:table-cell>
          <table:table-cell office:value-type="string" calcext:value-type="string">
            <text:p>Papua New Guinea</text:p>
          </table:table-cell>
          <table:table-cell office:value-type="float" office:value="-5.255087" calcext:value-type="float">
            <text:p>-5.255087</text:p>
          </table:table-cell>
          <table:table-cell office:value-type="float" office:value="145.785052" calcext:value-type="float">
            <text:p>145.785052</text:p>
          </table:table-cell>
          <table:table-cell/>
          <table:table-cell office:value-type="string" calcext:value-type="string">
            <text:p>B0021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661" calcext:value-type="float">
            <text:p>1566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</text:p>
          </table:table-cell>
          <table:table-cell office:value-type="string" calcext:value-type="string">
            <text:p>Papua New Guinea</text:p>
          </table:table-cell>
          <table:table-cell office:value-type="float" office:value="-5.11194" calcext:value-type="float">
            <text:p>-5.11194</text:p>
          </table:table-cell>
          <table:table-cell office:value-type="float" office:value="145.82256" calcext:value-type="float">
            <text:p>145.82256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760" calcext:value-type="float">
            <text:p>157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762" calcext:value-type="float">
            <text:p>1576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04" calcext:value-type="float">
            <text:p>158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29" calcext:value-type="float">
            <text:p>158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New Caledonia</text:p>
          </table:table-cell>
          <table:table-cell office:value-type="float" office:value="-22.65027" calcext:value-type="float">
            <text:p>-22.65027</text:p>
          </table:table-cell>
          <table:table-cell office:value-type="float" office:value="167.38713" calcext:value-type="float">
            <text:p>167.3871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38" calcext:value-type="float">
            <text:p>158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 office:value-type="string" calcext:value-type="string">
            <text:p>New Caledonia</text:p>
          </table:table-cell>
          <table:table-cell office:value-type="float" office:value="-18.86125" calcext:value-type="float">
            <text:p>-18.86125</text:p>
          </table:table-cell>
          <table:table-cell office:value-type="float" office:value="163.53815" calcext:value-type="float">
            <text:p>163.53815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40" calcext:value-type="float">
            <text:p>158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New Caledonia</text:p>
          </table:table-cell>
          <table:table-cell office:value-type="float" office:value="-22.65027" calcext:value-type="float">
            <text:p>-22.65027</text:p>
          </table:table-cell>
          <table:table-cell office:value-type="float" office:value="167.38713" calcext:value-type="float">
            <text:p>167.3871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66" calcext:value-type="float">
            <text:p>158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gracilis/ESU3</text:p>
          </table:table-cell>
          <table:table-cell office:value-type="string" calcext:value-type="string">
            <text:p>New Caledonia</text:p>
          </table:table-cell>
          <table:table-cell office:value-type="float" office:value="-22.64778" calcext:value-type="float">
            <text:p>-22.64778</text:p>
          </table:table-cell>
          <table:table-cell office:value-type="float" office:value="167.39611" calcext:value-type="float">
            <text:p>167.39611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89" calcext:value-type="float">
            <text:p>1588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97" calcext:value-type="float">
            <text:p>1589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22.58346" calcext:value-type="float">
            <text:p>-22.58346</text:p>
          </table:table-cell>
          <table:table-cell office:value-type="float" office:value="167.52262" calcext:value-type="float">
            <text:p>167.52262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07" calcext:value-type="float">
            <text:p>159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</text:p>
          </table:table-cell>
          <table:table-cell office:value-type="string" calcext:value-type="string">
            <text:p>New Caledonia</text:p>
          </table:table-cell>
          <table:table-cell office:value-type="float" office:value="-18.844935" calcext:value-type="float">
            <text:p>-18.844935</text:p>
          </table:table-cell>
          <table:table-cell office:value-type="float" office:value="163.47628" calcext:value-type="float">
            <text:p>163.47628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10" calcext:value-type="float">
            <text:p>159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</text:p>
          </table:table-cell>
          <table:table-cell office:value-type="string" calcext:value-type="string">
            <text:p>New Caledonia</text:p>
          </table:table-cell>
          <table:table-cell office:value-type="float" office:value="-18.844935" calcext:value-type="float">
            <text:p>-18.844935</text:p>
          </table:table-cell>
          <table:table-cell office:value-type="float" office:value="163.47628" calcext:value-type="float">
            <text:p>163.47628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11" calcext:value-type="float">
            <text:p>159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</text:p>
          </table:table-cell>
          <table:table-cell office:value-type="string" calcext:value-type="string">
            <text:p>New Caledonia</text:p>
          </table:table-cell>
          <table:table-cell office:value-type="float" office:value="-18.45693" calcext:value-type="float">
            <text:p>-18.45693</text:p>
          </table:table-cell>
          <table:table-cell office:value-type="float" office:value="162.84034" calcext:value-type="float">
            <text:p>162.84034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22" calcext:value-type="float">
            <text:p>1592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22.58346" calcext:value-type="float">
            <text:p>-22.58346</text:p>
          </table:table-cell>
          <table:table-cell office:value-type="float" office:value="167.52262" calcext:value-type="float">
            <text:p>167.52262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34" calcext:value-type="float">
            <text:p>159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18.58507" calcext:value-type="float">
            <text:p>-18.58507</text:p>
          </table:table-cell>
          <table:table-cell office:value-type="float" office:value="163.19933" calcext:value-type="float">
            <text:p>163.1993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string" calcext:value-type="string">
            <text:p>1611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table:number-columns-repeated="2"/>
          <table:table-cell office:value-type="string" calcext:value-type="string">
            <text:p>3/5/2003</text:p>
          </table:table-cell>
          <table:table-cell office:value-type="string" calcext:value-type="string">
            <text:p>G010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O270:.W270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55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assignESU</text:p>
          </table:table-cell>
          <table:table-cell table:style-name="ce46" office:value-type="string" calcext:value-type="string">
            <text:p>ESU2????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/>
          <table:table-cell office:value-type="string" calcext:value-type="string">
            <text:p>extracted as C0206, but most likely contamination, needs re-extract</text:p>
          </table:table-cell>
          <table:table-cell table:number-columns-repeated="2"/>
          <table:table-cell table:number-columns-repeated="9" table:style-name="ce57" office:value-type="string" calcext:value-type="string">
            <text:p>NA</text:p>
          </table:table-cell>
          <table:table-cell table:formula="of:=SUM([.O271:.W27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55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 office:value-type="string" calcext:value-type="string">
            <text:p>N1193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70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859323" calcext:value-type="float">
            <text:p>-12.859323</text:p>
          </table:table-cell>
          <table:table-cell office:value-type="float" office:value="45.268639" calcext:value-type="float">
            <text:p>45.268639</text:p>
          </table:table-cell>
          <table:table-cell office:value-type="string" calcext:value-type="string">
            <text:p>6/2/2008</text:p>
          </table:table-cell>
          <table:table-cell office:value-type="string" calcext:value-type="string">
            <text:p>C02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3:.W27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70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859323" calcext:value-type="float">
            <text:p>-12.859323</text:p>
          </table:table-cell>
          <table:table-cell office:value-type="float" office:value="45.268639" calcext:value-type="float">
            <text:p>45.268639</text:p>
          </table:table-cell>
          <table:table-cell office:value-type="string" calcext:value-type="string">
            <text:p>6/2/2008</text:p>
          </table:table-cell>
          <table:table-cell office:value-type="string" calcext:value-type="string">
            <text:p>C02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4:.W27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163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C02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5:.W27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163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C02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6:.W27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519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/>
          <table:table-cell table:style-name="ce43"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office:value-type="string" calcext:value-type="string">
            <text:p>C02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7:.W27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519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/>
          <table:table-cell table:style-name="ce43"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table:style-name="ce52" office:value-type="string" calcext:value-type="string">
            <text:p>C0209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78:.W278])" office:value-type="float" office:value="5" calcext:value-type="float">
            <text:p>5</text:p>
          </table:table-cell>
          <table:table-cell table:number-columns-repeated="1000"/>
        </table:table-row>
        <table:table-row table:style-name="ro7">
          <table:table-cell table:style-name="ce44" office:value-type="string" calcext:value-type="string">
            <text:p>BNZ176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 table:number-columns-repeated="6"/>
          <table:table-cell office:value-type="string" calcext:value-type="string">
            <text:p>G03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O279:.W27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7" calcext:value-type="float">
            <text:p>7.97</text:p>
          </table:table-cell>
          <table:table-cell office:value-type="float" office:value="-82.03" calcext:value-type="float">
            <text:p>-82.03</text:p>
          </table:table-cell>
          <table:table-cell/>
          <table:table-cell office:value-type="string" calcext:value-type="string">
            <text:p>N01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0:.W280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66" calcext:value-type="float">
            <text:p>7.966</text:p>
          </table:table-cell>
          <table:table-cell office:value-type="float" office:value="-81.983" calcext:value-type="float">
            <text:p>-81.983</text:p>
          </table:table-cell>
          <table:table-cell/>
          <table:table-cell office:value-type="string" calcext:value-type="string">
            <text:p>N01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81:.W28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7" calcext:value-type="float">
            <text:p>7.97</text:p>
          </table:table-cell>
          <table:table-cell office:value-type="float" office:value="-82.03" calcext:value-type="float">
            <text:p>-82.03</text:p>
          </table:table-cell>
          <table:table-cell/>
          <table:table-cell office:value-type="string" calcext:value-type="string">
            <text:p>N01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2:.W282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27" calcext:value-type="float">
            <text:p>7.627</text:p>
          </table:table-cell>
          <table:table-cell office:value-type="float" office:value="-81.7265" calcext:value-type="float">
            <text:p>-81.7265</text:p>
          </table:table-cell>
          <table:table-cell/>
          <table:table-cell office:value-type="string" calcext:value-type="string">
            <text:p>N0167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3:.W283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24small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27" calcext:value-type="float">
            <text:p>7.627</text:p>
          </table:table-cell>
          <table:table-cell office:value-type="float" office:value="-81.7265" calcext:value-type="float">
            <text:p>-81.7265</text:p>
          </table:table-cell>
          <table:table-cell/>
          <table:table-cell office:value-type="string" calcext:value-type="string">
            <text:p>N0240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84:.W284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4" calcext:value-type="float">
            <text:p>7.64</text:p>
          </table:table-cell>
          <table:table-cell office:value-type="float" office:value="-81.739" calcext:value-type="float">
            <text:p>-81.739</text:p>
          </table:table-cell>
          <table:table-cell/>
          <table:table-cell office:value-type="string" calcext:value-type="string">
            <text:p>C002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5:.W285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4" calcext:value-type="float">
            <text:p>7.64</text:p>
          </table:table-cell>
          <table:table-cell office:value-type="float" office:value="-81.739" calcext:value-type="float">
            <text:p>-81.739</text:p>
          </table:table-cell>
          <table:table-cell/>
          <table:table-cell office:value-type="string" calcext:value-type="string">
            <text:p>N026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86:.W286])" office:value-type="float" office:value="6" calcext:value-type="float">
            <text:p>6</text:p>
          </table:table-cell>
          <table:table-cell table:number-columns-repeated="1000"/>
        </table:table-row>
        <table:table-row table:style-name="ro7">
          <table:table-cell table:style-name="ce45" office:value-type="string" calcext:value-type="string">
            <text:p>IE-2007-812</text:p>
          </table:table-cell>
          <table:table-cell table:style-name="ce45"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5" office:value-type="string" calcext:value-type="string">
            <text:p>assignESU</text:p>
          </table:table-cell>
          <table:table-cell table:style-name="ce45"/>
          <table:table-cell/>
          <table:table-cell office:value-type="string" calcext:value-type="string">
            <text:p>Madagascar</text:p>
          </table:table-cell>
          <table:table-cell office:value-type="float" office:value="-13.416" calcext:value-type="float">
            <text:p>-13.416</text:p>
          </table:table-cell>
          <table:table-cell office:value-type="float" office:value="47.95" calcext:value-type="float">
            <text:p>47.95</text:p>
          </table:table-cell>
          <table:table-cell/>
          <table:table-cell table:style-name="ce54" office:value-type="string" calcext:value-type="string">
            <text:p>N1063</text:p>
          </table:table-cell>
          <table:table-cell table:style-name="ce54" table:number-columns-repeated="2"/>
          <table:table-cell/>
          <table:table-cell table:number-columns-repeated="9" office:value-type="float" office:value="0" calcext:value-type="float">
            <text:p>0</text:p>
          </table:table-cell>
          <table:table-cell table:formula="of:=SUM([.O287:.W287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table:style-name="ce44" office:value-type="string" calcext:value-type="string">
            <text:p>LACM_2003_7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A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Bocas</text:p>
          </table:table-cell>
          <table:table-cell office:value-type="float" office:value="9.350162" calcext:value-type="float">
            <text:p>9.350162</text:p>
          </table:table-cell>
          <table:table-cell office:value-type="float" office:value="-82.259313" calcext:value-type="float">
            <text:p>-82.259313</text:p>
          </table:table-cell>
          <table:table-cell/>
          <table:table-cell office:value-type="string" calcext:value-type="string">
            <text:p>G034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O288:.W28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HE0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A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89:.W28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HE0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A00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0:.W290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0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9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G0242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SUM([.O291:.W291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9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N0014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92:.W29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9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X0002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2" table:formula="of:=SUM([.O293:.W29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GBR</text:p>
          </table:table-cell>
          <table:table-cell table:style-name="ce49" office:value-type="float" office:value="-12.2533333" calcext:value-type="float">
            <text:p>-12.2533333</text:p>
          </table:table-cell>
          <table:table-cell office:value-type="float" office:value="143.2316667" calcext:value-type="float">
            <text:p>143.2316667</text:p>
          </table:table-cell>
          <table:table-cell/>
          <table:table-cell office:value-type="string" calcext:value-type="string">
            <text:p>N0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4:.W29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/>
          <table:table-cell office:value-type="string" calcext:value-type="string">
            <text:p>PNG</text:p>
          </table:table-cell>
          <table:table-cell table:style-name="ce49" office:value-type="float" office:value="-10.33" calcext:value-type="float">
            <text:p>-10.33</text:p>
          </table:table-cell>
          <table:table-cell office:value-type="float" office:value="150.42" calcext:value-type="float">
            <text:p>150.42</text:p>
          </table:table-cell>
          <table:table-cell/>
          <table:table-cell office:value-type="string" calcext:value-type="string">
            <text:p>N002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5:.W295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PNG</text:p>
          </table:table-cell>
          <table:table-cell office:value-type="float" office:value="-9.536" calcext:value-type="float">
            <text:p>-9.536</text:p>
          </table:table-cell>
          <table:table-cell office:value-type="float" office:value="147.289" calcext:value-type="float">
            <text:p>147.289</text:p>
          </table:table-cell>
          <table:table-cell/>
          <table:table-cell office:value-type="string" calcext:value-type="string">
            <text:p>N002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6:.W296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4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97:.W297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5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98:.W298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3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99:.W299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7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0:.W300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1:.W30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table:style-name="ce43"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2:.W30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5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3:.W303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5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SUM([.O304:.W304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EU_172_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/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/>
          <table:table-cell office:value-type="string" calcext:value-type="string">
            <text:p>S02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05:.W30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MF-ZE-000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3</text:p>
          </table:table-cell>
          <table:table-cell office:value-type="string" calcext:value-type="string">
            <text:p>Okinawa</text:p>
          </table:table-cell>
          <table:table-cell office:value-type="float" office:value="26.406339" calcext:value-type="float">
            <text:p>26.406339</text:p>
          </table:table-cell>
          <table:table-cell office:value-type="float" office:value="127.844547" calcext:value-type="float">
            <text:p>127.844547</text:p>
          </table:table-cell>
          <table:table-cell/>
          <table:table-cell table:style-name="ce52" office:value-type="string" calcext:value-type="string">
            <text:p>N07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306:.W306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amyn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Comoros</text:p>
          </table:table-cell>
          <table:table-cell office:value-type="float" office:value="-11.65" calcext:value-type="float">
            <text:p>-11.65</text:p>
          </table:table-cell>
          <table:table-cell office:value-type="float" office:value="43.33" calcext:value-type="float">
            <text:p>43.33</text:p>
          </table:table-cell>
          <table:table-cell/>
          <table:table-cell office:value-type="string" calcext:value-type="string">
            <text:p>K01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07:.W307])" office:value-type="float" office:value="2" calcext:value-type="float">
            <text:p>2</text:p>
          </table:table-cell>
          <table:table-cell table:number-columns-repeated="1000"/>
        </table:table-row>
      </table:table>
      <table:table table:name="Pivot Table_Sheet1_1" table:style-name="ta1">
        <table:table-column table:style-name="co8" table:default-cell-style-name="ce20"/>
        <table:table-column table:style-name="co8" table:default-cell-style-name="ce25"/>
        <table:table-column table:style-name="co8" table:default-cell-style-name="Pivot_20_Table_20_Value"/>
        <table:table-column table:style-name="co8" table:default-cell-style-name="ce36"/>
        <table:table-row table:style-name="ro4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17"/>
          <table:table-cell table:style-name="ce22" office:value-type="string" calcext:value-type="string">
            <text:p>Data</text:p>
          </table:table-cell>
          <table:table-cell table:style-name="ce28"/>
          <table:table-cell table:style-name="ce33"/>
        </table:table-row>
        <table:table-row table:style-name="ro4">
          <table:table-cell table:style-name="ce18" office:value-type="string" calcext:value-type="string">
            <text:p>ESU</text:p>
          </table:table-cell>
          <table:table-cell table:style-name="ce23" office:value-type="string" calcext:value-type="string">
            <text:p>Count - COI</text:p>
          </table:table-cell>
          <table:table-cell table:style-name="ce29" office:value-type="string" calcext:value-type="string">
            <text:p>Count - 16S</text:p>
          </table:table-cell>
          <table:table-cell table:style-name="ce34" office:value-type="string" calcext:value-type="string">
            <text:p>Count - 16Sc</text:p>
          </table:table-cell>
        </table:table-row>
        <table:table-row table:style-name="ro4">
          <table:table-cell table:style-name="ce19" office:value-type="string" calcext:value-type="string">
            <text:p>(empty)</text:p>
          </table:table-cell>
          <table:table-cell table:style-name="ce24" office:value-type="float" office:value="2" calcext:value-type="float">
            <text:p>2</text:p>
          </table:table-cell>
          <table:table-cell table:style-name="ce30"/>
          <table:table-cell table:style-name="ce35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andW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E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SU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ESU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SU3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Gal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racil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wai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Med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dSe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ig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pac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</table:table-row>
        <table:table-row table:style-name="ro4">
          <table:table-cell table:style-name="ce21" office:value-type="string" calcext:value-type="string">
            <text:p>Total Result</text:p>
          </table:table-cell>
          <table:table-cell table:style-name="ce27" office:value-type="float" office:value="92" calcext:value-type="float">
            <text:p>92</text:p>
          </table:table-cell>
          <table:table-cell table:style-name="ce32" office:value-type="float" office:value="89" calcext:value-type="float">
            <text:p>89</text:p>
          </table:table-cell>
          <table:table-cell table:style-name="ce38" office:value-type="float" office:value="64" calcext:value-type="float">
            <text:p>64</text:p>
          </table:table-cell>
        </table:table-row>
      </table:table>
      <table:table table:name="contaminations" table:style-name="ta1" table:print="false">
        <table:table-column table:style-name="co8" table:number-columns-repeated="12" table:default-cell-style-name="Default"/>
        <table:table-column table:style-name="co9" table:number-columns-repeated="12" table:default-cell-style-name="Default"/>
        <table:table-row table:style-name="ro4">
          <table:table-cell office:value-type="string" calcext:value-type="string">
            <text:p>UF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ate Collected</text:p>
          </table:table-cell>
          <table:table-cell office:value-type="string" calcext:value-type="string">
            <text:p>ExtractionNb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16Sc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2</text:p>
          </table:table-cell>
          <table:table-cell table:number-columns-repeated="12"/>
        </table:table-row>
        <table:table-row table:style-name="ro4">
          <table:table-cell office:value-type="float" office:value="8669" calcext:value-type="float">
            <text:p>8669</text:p>
          </table:table-cell>
          <table:table-cell office:value-type="string" calcext:value-type="string">
            <text:p>Holothuria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entified as edulis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office:value-type="float" office:value="5314" calcext:value-type="float">
            <text:p>531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Moore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entified as atra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office:annotation draw:style-name="gr1" draw:text-style-name="P1" svg:width="1.1413in" svg:height="0.5457in" svg:x="2.9031in" svg:y="0.3543in" draw:caption-point-x="-0.2303in" draw:caption-point-y="0.1535in">
              <dc:creator>FM</dc:creator>
              <dc:date>2011-09-02T00:00:00</dc:date>
              <text:p text:style-name="P1"><text:span text:style-name="T1">Identified as hawaiensis in UF </text:span></text:p>
              <text:p text:style-name="P1"><text:span text:style-name="T1">database</text:span></text:p>
            </office:annotation>
            <text:p>impatiens</text:p>
          </table:table-cell>
          <table:table-cell/>
          <table:table-cell office:value-type="string" calcext:value-type="string">
            <text:p>Tikehau</text:p>
          </table:table-cell>
          <table:table-cell office:value-type="string" calcext:value-type="string">
            <text:p>6/10/2001</text:p>
          </table:table-cell>
          <table:table-cell office:value-type="string" calcext:value-type="string">
            <text:p>G047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d as hawaiensis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office:value-type="float" office:value="7339" calcext:value-type="float">
            <text:p>7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ot impatiens</text:p>
          </table:table-cell>
          <table:table-cell office:value-type="string" calcext:value-type="string">
            <text:p>Nosy Bé</text:p>
          </table:table-cell>
          <table:table-cell office:value-type="string" calcext:value-type="string">
            <text:p>5/11/2008</text:p>
          </table:table-cell>
          <table:table-cell office:value-type="string" calcext:value-type="string">
            <text:p>FLMNH_4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table:style-name="ce39" office:value-type="string" calcext:value-type="string">
            <text:p>???</text:p>
          </table:table-cell>
          <table:table-cell table:style-name="ce40" table:number-columns-repeated="5"/>
          <table:table-cell table:style-name="ce40" office:value-type="string" calcext:value-type="string">
            <text:p>X051</text:p>
          </table:table-cell>
          <table:table-cell table:style-name="ce40"/>
          <table:table-cell table:style-name="ce40" office:value-type="string" calcext:value-type="string">
            <text:p>yes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7055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 office:value-type="string" calcext:value-type="string">
            <text:p>C0207</text:p>
          </table:table-cell>
          <table:table-cell office:value-type="string" calcext:value-type="string">
            <text:p>ESU mix up/contamination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formula="of:=SUM([.O7:.W7])" office:value-type="float" office:value="1" calcext:value-type="float">
            <text:p>1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main.A1:main.AMJ104857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9" table:buttons="'Pivot Table_Sheet1_1'.A1 'Pivot Table_Sheet1_1'.A4 'Pivot Table_Sheet1_1'.B3" table:grand-total="row" table:ignore-empty-rows="true">
          <table:source-cell-range table:cell-range-address="main.A1:main.T295">
            <table:filter table:condition-source-range-address="">
              <table:filter-or>
                <table:filter-condition table:field-number="9" table:value="yes" table:operator="="/>
                <table:filter-condition table:field-number="10" table:value="yes" table:operator="="/>
                <table:filter-condition table:field-number="11" table:value="yes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ESU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andW" table:display="true" table:show-details="true"/>
                <table:data-pilot-member table:name="EP" table:display="true" table:show-details="true"/>
                <table:data-pilot-member table:name="ESU1" table:display="true" table:show-details="true"/>
                <table:data-pilot-member table:name="ESU2" table:display="true" table:show-details="true"/>
                <table:data-pilot-member table:name="ESU3" table:display="true" table:show-details="true"/>
                <table:data-pilot-member table:name="Gala" table:display="true" table:show-details="true"/>
                <table:data-pilot-member table:name="gracilis" table:display="true" table:show-details="true"/>
                <table:data-pilot-member table:name="Hawaii" table:display="true" table:show-details="true"/>
                <table:data-pilot-member table:name="Medit" table:display="true" table:show-details="true"/>
                <table:data-pilot-member table:name="RedSea" table:display="true" table:show-details="true"/>
                <table:data-pilot-member table:name="tiger" table:display="true" table:show-details="true"/>
                <table:data-pilot-member table:name="WA" table:display="true" table:show-details="true"/>
                <table:data-pilot-member table:name="Wpa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I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tod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c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/>
      <number:text>-</number:text>
      <number:day number:style="long"/>
      <number:text>-</number:text>
      <number:year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4P2" style:volatile="true">
      <number:text> $</number:text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6P2" style:volatile="true"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day/>
      <number:text>-</number:text>
      <number:month number:textual="true"/>
      <number:text>-</number:text>
      <number:year/>
    </number:date-style>
    <number:date-style style:name="N192">
      <number:day/>
      <number:text>-</number:text>
      <number:month number:textual="true"/>
    </number:date-style>
    <number:date-style style:name="N193">
      <number:month/>
      <number:text>/</number:text>
      <number:day/>
      <number:text>/</number:text>
      <number:year number:style="long"/>
    </number:dat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number:text> 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CA">
      <number:minutes number:style="long"/>
      <number:text>:</number:text>
      <number:seconds number:style="long"/>
    </number:time-style>
    <number:time-style style:name="N10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CA">
      <number:minutes number:style="long"/>
      <number:text>:</number:text>
      <number:seconds number:style="long" number:decimal-places="1"/>
    </number:time-style>
    <number:number-style style:name="N10140" number:language="en" number:country="CA">
      <number:scientific-number number:decimal-places="1" number:min-integer-digits="3" number:min-exponent-digits="1"/>
    </number:number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42P2" style:volatile="true" number:language="en" number:country="US">
      <loext:fill-character> </loext:fill-character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loext:fill-character> </loext:fill-character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time-style style:name="N20155" number:language="en" number:country="US">
      <number:minutes number:style="long"/>
      <number:text>:</number:text>
      <number:seconds number:style="long"/>
    </number:time-style>
    <number:time-style style:name="N2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en" number:country="US">
      <number:minutes number:style="long"/>
      <number:text>:</number:text>
      <number:seconds number:style="long" number:decimal-places="1"/>
    </number:time-style>
    <number:number-style style:name="N2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Excel_20_Built-in_20_Normal_5f_Sheet1" style:display-name="Excel Built-in 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15:07:19.711588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chonneau</meta:initial-creator>
    <meta:creation-date>2011-08-31T12:55:17</meta:creation-date>
    <dc:date>2014-05-23T18:16:51.731309995</dc:date>
    <dc:creator>François Michonneau</dc:creator>
    <meta:editing-duration>P9DT8H30M55S</meta:editing-duration>
    <meta:editing-cycles>152</meta:editing-cycles>
    <meta:generator>LibreOffice/4.2.4.2$Linux_X86_64 LibreOffice_project/420m0$Build-2</meta:generator>
    <meta:printed-by>François Michonneau</meta:printed-by>
    <meta:print-date>2013-03-11T16:02:50</meta:print-date>
    <meta:document-statistic meta:table-count="4" meta:cell-count="6165" meta:object-count="0"/>
  </office:meta>
</office:document-meta>
</file>